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076cm" fo:min-width="3.0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1.876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7cm" fo:min-width="1.0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0.9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6.95cm" fo:min-width="7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0cm"/>
    </style:style>
    <style:style style:name="gr18" style:family="graphic" style:parent-style-name="standard">
      <style:graphic-properties draw:stroke="dash" draw:stroke-dash="Fine_20_Dashed" svg:stroke-color="#000000" draw:textarea-vertical-align="middle"/>
    </style:style>
    <style:style style:name="gr19" style:family="graphic" style:parent-style-name="standard">
      <style:graphic-properties svg:stroke-color="#000000" draw:fill="none" draw:fill-color="#ffffff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marker-end="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solid" draw:fill-color="#ffffff" draw:textarea-vertical-align="middle"/>
    </style:style>
    <style:style style:name="gr24" style:family="graphic" style:parent-style-name="standard">
      <style:graphic-properties svg:stroke-color="#000000" draw:fill="solid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gr26" style:family="graphic" style:parent-style-name="standard">
      <style:graphic-properties draw:stroke="none" svg:stroke-color="#000000" draw:fill="none" draw:fill-color="#ffffff" fo:min-height="0.449cm"/>
    </style:style>
    <style:style style:name="gr27" style:family="graphic" style:parent-style-name="standard">
      <style:graphic-properties draw:stroke="none" svg:stroke-color="#000000" draw:fill="none" draw:fill-color="#ffffff" fo:min-height="0.35cm"/>
    </style:style>
    <style:style style:name="gr28" style:family="graphic" style:parent-style-name="standard">
      <style:graphic-properties draw:stroke="none" svg:stroke-color="#000000" draw:fill="none" draw:fill-color="#ffffff" fo:min-height="0.45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svg:stroke-color="#000000" draw:fill="solid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451cm"/>
    </style:style>
    <style:style style:name="gr32" style:family="graphic" style:parent-style-name="standard">
      <style:graphic-properties draw:stroke="none" svg:stroke-color="#000000" draw:fill="none" draw:fill-color="#ffffff" fo:min-height="0.414cm"/>
    </style:style>
    <style:style style:name="gr33" style:family="graphic" style:parent-style-name="standard">
      <style:graphic-properties draw:stroke="none" svg:stroke-color="#000000" draw:fill="none" draw:fill-color="#ffffff" fo:min-height="0.275cm"/>
    </style:style>
    <style:style style:name="gr34" style:family="graphic" style:parent-style-name="standard">
      <style:graphic-properties draw:stroke="none" svg:stroke-color="#000000" draw:fill="none" draw:fill-color="#ffffff" fo:min-height="0.475cm"/>
    </style:style>
    <style:style style:name="gr35" style:family="graphic" style:parent-style-name="standard">
      <style:graphic-properties draw:stroke="none" svg:stroke-color="#000000" draw:fill="none" draw:fill-color="#ffffff" fo:min-height="0.25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cm"/>
    </style:style>
    <style:style style:name="gr38" style:family="graphic" style:parent-style-name="objectwithoutfill">
      <style:graphic-properties draw:marker-end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2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text-underline-style="none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5cm" svg:height="24.5cm" svg:x="4cm" svg:y="3.8cm">
            <draw:glue-point draw:id="12" svg:x="0cm" svg:y="-3.612cm"/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xml:id="id3" draw:id="id3" draw:layer="layout" svg:x1="6.5cm" svg:y1="5.2cm" svg:x2="6.5cm" svg:y2="26.9cm">
            <draw:glue-point draw:id="4" svg:x="0cm" svg:y="-2.741cm"/>
            <draw:glue-point draw:id="5" svg:x="0cm" svg:y="-1.635cm"/>
            <draw:glue-point draw:id="6" svg:x="0cm" svg:y="-0.391cm"/>
            <text:p/>
          </draw:line>
          <draw:line draw:style-name="gr2" draw:text-style-name="P1" draw:layer="layout" svg:x1="4.9cm" svg:y1="22cm" svg:x2="8.1cm" svg:y2="22cm">
            <text:p/>
          </draw:line>
          <draw:frame draw:style-name="gr3" draw:layer="layout" svg:width="5.785cm" svg:height="0.962cm" svg:x="2.9cm" svg:y="1.7cm">
            <draw:text-box>
              <text:p><text:span text:style-name="T1">Simu</text:span> : Initialisation</text:p>
            </draw:text-box>
          </draw:frame>
          <draw:frame draw:style-name="gr4" draw:layer="layout" svg:width="1.946cm" svg:height="0.962cm" svg:x="2.7cm" svg:y="5.5cm">
            <draw:text-box>
              <text:p>Simu</text:p>
            </draw:text-box>
          </draw:frame>
          <draw:custom-shape draw:style-name="gr5" draw:text-style-name="P2" xml:id="id2" draw:id="id2" draw:layer="layout" svg:width="4.5cm" svg:height="1.5cm" svg:x="13.9cm" svg:y="7.7cm">
            <text:p text:style-name="P1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7.201cm" svg:x2="16.15cm" svg:y2="7.7cm" draw:start-shape="id1" draw:start-glue-point="12" draw:end-shape="id2" draw:end-glue-point="4" svg:d="M6500 7201h4950v-2h4700v501">
            <text:p/>
          </draw:connector>
          <draw:custom-shape draw:style-name="gr7" draw:text-style-name="P1" draw:layer="layout" svg:width="1.2cm" svg:height="1.2cm" svg:x="11.5cm" svg:y="6.6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" draw:id="id4" draw:layer="layout" svg:width="4.5cm" svg:height="1.5cm" svg:x="13.9cm" svg:y="10.7cm">
            <text:p text:style-name="P1"><text:span text:style-name="T2">canalBPA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0.103cm" svg:x2="16.15cm" svg:y2="10.7cm" draw:start-shape="id3" draw:start-glue-point="4" draw:end-shape="id4" draw:end-glue-point="4" svg:d="M6500 10103h9650v597">
            <text:p/>
          </draw:connector>
          <draw:custom-shape draw:style-name="gr7" draw:text-style-name="P1" draw:layer="layout" svg:width="1.2cm" svg:height="1.2cm" svg:x="11.5cm" svg:y="9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" draw:id="id5" draw:layer="layout" svg:width="4.5cm" svg:height="1.5cm" svg:x="13.9cm" svg:y="13.1cm">
            <text:p text:style-name="P1"><text:span text:style-name="T2">canalGB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2.503cm" svg:x2="16.15cm" svg:y2="13.1cm" draw:start-shape="id3" draw:start-glue-point="5" draw:end-shape="id5" draw:end-glue-point="4" svg:d="M6500 12503h9650v597">
            <text:p/>
          </draw:connector>
          <draw:custom-shape draw:style-name="gr7" draw:text-style-name="P1" draw:layer="layout" svg:width="1.2cm" svg:height="1.2cm" svg:x="11.5cm" svg:y="11.9cm">
            <text:p text:style-name="P1">W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6" draw:id="id6" draw:layer="layout" svg:width="4.5cm" svg:height="1.5cm" svg:x="13.901cm" svg:y="7.701cm">
            <text:p text:style-name="P1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01cm" svg:y1="7.202cm" svg:x2="16.151cm" svg:y2="7.701cm" draw:end-shape="id6" draw:end-glue-point="4" svg:d="M6501 7202v-2h9650v501">
            <text:p/>
          </draw:connector>
          <draw:custom-shape draw:style-name="gr7" draw:text-style-name="P1" draw:layer="layout" svg:width="1.2cm" svg:height="1.2cm" svg:x="11.501cm" svg:y="6.601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7" draw:id="id7" draw:layer="layout" svg:width="4.8cm" svg:height="1.5cm" svg:x="13.8cm" svg:y="15.7cm">
            <text:p text:style-name="P1"><text:span text:style-name="T2">canalSortie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5.202cm" svg:x2="16.2cm" svg:y2="15.7cm" draw:start-shape="id3" draw:start-glue-point="6" draw:end-shape="id7" draw:end-glue-point="4" svg:d="M6500 15202h3650v-3h6050v501">
            <text:p/>
          </draw:connector>
          <draw:custom-shape draw:style-name="gr7" draw:text-style-name="P1" draw:layer="layout" svg:width="1.2cm" svg:height="1.2cm" svg:x="11.5cm" svg:y="14.6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" draw:layer="layout" svg:width="1.933cm" svg:height="0.806cm" svg:x="8.467cm" svg:y="6.394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8.767cm" svg:y="9.3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8.9cm" svg:y="11.694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9cm" svg:y="14.4cm">
          <draw:text-box>
            <text:p><text:span text:style-name="T3">open()</text:span></text:p>
          </draw:text-box>
        </draw:frame>
      </draw:page>
      <draw:page draw:name="page2" draw:style-name="dp1" draw:master-page-name="Standard">
        <draw:g>
          <draw:glue-point draw:id="4" svg:x="-0.216cm" svg:y="-0.859cm"/>
          <draw:glue-point draw:id="5" svg:x="-0.216cm" svg:y="-0.859cm"/>
          <draw:custom-shape draw:style-name="gr10" draw:text-style-name="P1" draw:layer="layout" svg:width="2.2cm" svg:height="5.4cm" svg:x="3.9cm" svg:y="3.8cm">
            <draw:glue-point draw:id="12" svg:x="0cm" svg:y="-3.612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xml:id="id10" draw:id="id10" draw:layer="layout" svg:x1="5cm" svg:y1="4.109cm" svg:x2="5cm" svg:y2="8.892cm">
            <draw:glue-point draw:id="4" svg:x="0cm" svg:y="-2.741cm"/>
            <draw:glue-point draw:id="5" svg:x="0cm" svg:y="-1.635cm"/>
            <draw:glue-point draw:id="6" svg:x="0cm" svg:y="-0.391cm"/>
            <draw:glue-point draw:id="7" svg:x="0cm" svg:y="-0.418cm"/>
            <text:p/>
          </draw:line>
          <draw:line draw:style-name="gr2" draw:text-style-name="P1" draw:layer="layout" svg:x1="4.3cm" svg:y1="5.1cm" svg:x2="5.708cm" svg:y2="5.1cm">
            <draw:glue-point draw:id="4" svg:x="4.943cm" svg:y="0cm"/>
            <text:p/>
          </draw:line>
          <draw:frame draw:style-name="gr3" draw:layer="layout" svg:width="5.785cm" svg:height="0.962cm" svg:x="2.8cm" svg:y="1.7cm">
            <draw:text-box>
              <text:p><text:span text:style-name="T1">Simu</text:span> : Moteur</text:p>
            </draw:text-box>
          </draw:frame>
          <draw:frame draw:style-name="gr4" draw:layer="layout" svg:width="1.946cm" svg:height="0.962cm" svg:x="2.054cm" svg:y="3.938cm">
            <draw:text-box>
              <text:p>Simu</text:p>
            </draw:text-box>
          </draw:frame>
          <draw:g xml:id="id9" draw:id="id9">
            <draw:glue-point draw:id="4" svg:x="-5cm" svg:y="-3.888cm"/>
            <draw:glue-point draw:id="5" svg:x="1.111cm" svg:y="-0.925cm"/>
            <draw:glue-point draw:id="6" svg:x="1.111cm" svg:y="-1.666cm"/>
            <draw:custom-shape draw:style-name="gr11" draw:text-style-name="P1" draw:layer="layout" svg:width="1.4cm" svg:height="2.7cm" svg:x="7.8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1" draw:layer="layout" svg:width="1.099cm" svg:height="2.099cm" svg:x="7.4cm" svg:y="6.3cm" svg:viewBox="0 0 1100 2100" draw:points="0,0 1100,0 1100,2100">
              <text:p/>
            </draw:polyline>
          </draw:g>
          <draw:g xml:id="id8" draw:id="id8">
            <draw:glue-point draw:id="4" svg:x="-5cm" svg:y="-3.72cm"/>
            <draw:custom-shape draw:style-name="gr12" draw:text-style-name="P1" draw:layer="layout" svg:width="7.856cm" svg:height="17.2cm" svg:x="10.6cm" svg:y="1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1" draw:layer="layout" svg:width="4.871cm" svg:height="13.388cm" svg:x="9.9cm" svg:y="12.3cm" svg:viewBox="0 0 4872 13389" draw:points="0,0 4872,0 4872,13389">
              <draw:glue-point draw:id="4" svg:x="-4.794cm" svg:y="-4.999cm"/>
              <text:p/>
            </draw:polyline>
          </draw:g>
          <draw:frame draw:style-name="gr13" draw:text-style-name="P4" draw:layer="layout" svg:width="1.844cm" svg:height="0.729cm" svg:x="5.956cm" svg:y="5.6cm">
            <draw:text-box>
              <text:p><text:span text:style-name="T4">Menu()</text:span></text:p>
            </draw:text-box>
          </draw:frame>
          <draw:connector draw:style-name="gr6" draw:text-style-name="P1" draw:layer="layout" draw:line-skew="0.301cm" svg:x1="9.9cm" svg:y1="12.302cm" svg:x2="8.499cm" svg:y2="6.901cm" draw:start-shape="id8" draw:start-glue-point="4" draw:end-shape="id9" draw:end-glue-point="6" svg:d="M9900 12302h-200v-2902h1v-2499h-1202">
            <text:p/>
          </draw:connector>
          <draw:frame draw:style-name="gr14" draw:text-style-name="P5" draw:layer="layout" svg:width="1.738cm" svg:height="0.806cm" svg:x="7.6cm" svg:y="5.3cm">
            <draw:text-box>
              <text:p><text:span text:style-name="T2">Menu</text:span></text:p>
            </draw:text-box>
          </draw:frame>
          <draw:frame draw:style-name="gr15" draw:layer="layout" svg:width="3.774cm" svg:height="0.962cm" svg:x="12.726cm" svg:y="9.1cm">
            <draw:text-box>
              <text:p>Commande</text:p>
            </draw:text-box>
          </draw:frame>
          <draw:connector draw:style-name="gr6" draw:text-style-name="P1" draw:layer="layout" svg:x1="5cm" svg:y1="6.301cm" svg:x2="7.4cm" svg:y2="6.301cm" draw:start-shape="id10" draw:start-glue-point="7" draw:end-shape="id9" draw:end-glue-point="4" svg:d="M5000 6301h2400">
            <text:p/>
          </draw:connector>
        </draw:g>
      </draw:page>
      <draw:page draw:name="page3" draw:style-name="dp1" draw:master-page-name="Standard">
        <draw:custom-shape draw:style-name="gr10" draw:text-style-name="P1" draw:layer="layout" svg:width="2.2cm" svg:height="5.4cm" svg:x="3.901cm" svg:y="3.801cm">
          <draw:glue-point draw:id="12" svg:x="0cm" svg:y="-3.612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6" draw:id="id16" draw:layer="layout" svg:x1="5.001cm" svg:y1="4.11cm" svg:x2="5.001cm" svg:y2="8.893cm">
          <draw:glue-point draw:id="4" svg:x="0cm" svg:y="-2.741cm"/>
          <draw:glue-point draw:id="5" svg:x="0cm" svg:y="-1.635cm"/>
          <draw:glue-point draw:id="6" svg:x="0cm" svg:y="-0.391cm"/>
          <draw:glue-point draw:id="7" svg:x="0cm" svg:y="-0.418cm"/>
          <text:p/>
        </draw:line>
        <draw:line draw:style-name="gr2" draw:text-style-name="P1" draw:layer="layout" svg:x1="4.301cm" svg:y1="5.101cm" svg:x2="5.709cm" svg:y2="5.101cm">
          <draw:glue-point draw:id="4" svg:x="4.943cm" svg:y="0cm"/>
          <text:p/>
        </draw:line>
        <draw:frame draw:style-name="gr3" draw:layer="layout" svg:width="5.785cm" svg:height="0.962cm" svg:x="2.801cm" svg:y="1.701cm">
          <draw:text-box>
            <text:p><text:span text:style-name="T1">Simu</text:span> : Destruction</text:p>
          </draw:text-box>
        </draw:frame>
        <draw:frame draw:style-name="gr4" draw:layer="layout" svg:width="1.946cm" svg:height="0.962cm" svg:x="2.055cm" svg:y="3.939cm">
          <draw:text-box>
            <text:p>Simu</text:p>
          </draw:text-box>
        </draw:frame>
        <draw:g xml:id="id15" draw:id="id15">
          <draw:glue-point draw:id="4" svg:x="-5cm" svg:y="-3.888cm"/>
          <draw:glue-point draw:id="5" svg:x="1.111cm" svg:y="-0.925cm"/>
          <draw:glue-point draw:id="6" svg:x="1.111cm" svg:y="-1.666cm"/>
          <draw:custom-shape draw:style-name="gr11" draw:text-style-name="P1" draw:layer="layout" svg:width="1.4cm" svg:height="2.7cm" svg:x="7.801cm" svg:y="6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1" draw:layer="layout" svg:width="1.099cm" svg:height="2.099cm" svg:x="7.401cm" svg:y="6.301cm" svg:viewBox="0 0 1100 2100" draw:points="0,0 1100,0 1100,2100">
            <text:p/>
          </draw:polyline>
        </draw:g>
        <draw:g xml:id="id14" draw:id="id14">
          <draw:glue-point draw:id="4" svg:x="-5cm" svg:y="-3.72cm"/>
          <draw:custom-shape draw:style-name="gr12" draw:text-style-name="P1" xml:id="id11" draw:id="id11" draw:layer="layout" svg:width="7.856cm" svg:height="17.2cm" svg:x="10.601cm" svg:y="10.101cm">
            <draw:glue-point draw:id="4" svg:x="-2.2cm" svg:y="-3.081cm"/>
            <draw:glue-point draw:id="5" svg:x="-2.2cm" svg:y="-2.558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1" draw:layer="layout" svg:width="4.898cm" svg:height="0.998cm" svg:x="9.901cm" svg:y="12.301cm" svg:viewBox="0 0 4899 999" draw:points="0,0 4872,0 4899,999">
            <draw:glue-point draw:id="4" svg:x="-4.794cm" svg:y="-4.999cm"/>
            <text:p/>
          </draw:polyline>
          <draw:line draw:style-name="gr16" draw:text-style-name="P1" draw:layer="layout" svg:x1="14.8cm" svg:y1="14.3cm" svg:x2="14.8cm" svg:y2="13.3cm">
            <text:p/>
          </draw:line>
          <draw:line draw:style-name="gr2" draw:text-style-name="P1" xml:id="id12" draw:id="id12" draw:layer="layout" svg:x1="14.8cm" svg:y1="25.4cm" svg:x2="14.8cm" svg:y2="14.3cm">
            <draw:glue-point draw:id="4" svg:x="0cm" svg:y="3.828cm"/>
            <text:p/>
          </draw:line>
          <draw:custom-shape draw:style-name="gr17" draw:text-style-name="P1" xml:id="id13" draw:id="id13" draw:layer="layout" svg:width="0.6cm" svg:height="0.7cm" svg:x="14.5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draw:line-skew="2.7cm" svg:x1="12.801cm" svg:y1="14.302cm" svg:x2="14.8cm" svg:y2="24.099cm" draw:start-shape="id11" draw:start-glue-point="5" draw:end-shape="id12" draw:end-glue-point="4" svg:d="M12801 14302h-1v9797h2000">
            <text:p/>
          </draw:connector>
          <draw:connector draw:style-name="gr18" draw:text-style-name="P1" draw:layer="layout" draw:line-skew="2.7cm" svg:x1="12.801cm" svg:y1="13.402cm" svg:x2="12.801cm" svg:y2="14.302cm" draw:start-shape="id11" draw:start-glue-point="4" draw:end-shape="id11" draw:end-glue-point="5" svg:d="M12801 13402h-1v900h1">
            <text:p/>
          </draw:connector>
          <draw:connector draw:style-name="gr6" draw:text-style-name="P1" draw:layer="layout" draw:line-skew="2.7cm" svg:x1="12.801cm" svg:y1="13.402cm" svg:x2="14.5cm" svg:y2="12.85cm" draw:start-shape="id11" draw:start-glue-point="4" draw:end-shape="id13" draw:end-glue-point="5" svg:d="M12801 13402h-1v-552h1700">
            <text:p/>
          </draw:connector>
        </draw:g>
        <draw:frame draw:style-name="gr13" draw:text-style-name="P4" draw:layer="layout" svg:width="1.844cm" svg:height="0.729cm" svg:x="5.957cm" svg:y="5.601cm">
          <draw:text-box>
            <text:p><text:span text:style-name="T4">Menu()</text:span></text:p>
          </draw:text-box>
        </draw:frame>
        <draw:connector draw:style-name="gr6" draw:text-style-name="P1" draw:layer="layout" draw:line-skew="0.301cm" svg:x1="9.901cm" svg:y1="12.303cm" svg:x2="8.5cm" svg:y2="6.902cm" draw:start-shape="id14" draw:start-glue-point="4" draw:end-shape="id15" draw:end-glue-point="6" svg:d="M9901 12303h-200v-2902h1v-2499h-1202">
          <text:p/>
        </draw:connector>
        <draw:frame draw:style-name="gr14" draw:text-style-name="P5" draw:layer="layout" svg:width="1.738cm" svg:height="0.806cm" svg:x="7.601cm" svg:y="5.301cm">
          <draw:text-box>
            <text:p><text:span text:style-name="T2">Menu</text:span></text:p>
          </draw:text-box>
        </draw:frame>
        <draw:frame draw:style-name="gr15" draw:layer="layout" svg:width="3.774cm" svg:height="0.962cm" svg:x="12.727cm" svg:y="9.101cm">
          <draw:text-box>
            <text:p>Commande</text:p>
          </draw:text-box>
        </draw:frame>
        <draw:connector draw:style-name="gr6" draw:text-style-name="P1" draw:layer="layout" svg:x1="5.001cm" svg:y1="6.302cm" svg:x2="7.401cm" svg:y2="6.302cm" draw:start-shape="id16" draw:start-glue-point="7" draw:end-shape="id15" draw:end-glue-point="4" svg:d="M5001 6302h2400">
          <text:p/>
        </draw:connector>
      </draw:page>
      <draw:page draw:name="page4" draw:style-name="dp1" draw:master-page-name="Standard">
        <draw:ellipse draw:style-name="gr19" draw:text-style-name="P1" draw:layer="layout" svg:width="3.6cm" svg:height="22.1cm" svg:x="8.8cm" svg:y="5.1cm">
          <text:p/>
        </draw:ellipse>
        <draw:line draw:style-name="gr2" draw:text-style-name="P1" draw:layer="layout" svg:x1="10.6cm" svg:y1="5.6cm" svg:x2="10.6cm" svg:y2="25cm">
          <text:p/>
        </draw:line>
        <draw:custom-shape draw:style-name="gr20" draw:text-style-name="P1" xml:id="id18" draw:id="id18" draw:layer="layout" svg:width="3.2cm" svg:height="0.7cm" svg:x="14.9cm" svg:y="11.8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0" draw:id="id20" draw:layer="layout" svg:width="3.2cm" svg:height="0.7cm" svg:x="15cm" svg:y="13.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2" draw:id="id22" draw:layer="layout" svg:width="3.2cm" svg:height="0.7cm" svg:x="15.1cm" svg:y="15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4" draw:id="id24" draw:layer="layout" svg:width="3.2cm" svg:height="0.7cm" svg:x="15.3cm" svg:y="1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23" draw:id="id23" draw:layer="layout" svg:x1="10.6cm" svg:y1="16.4cm" svg:x2="14cm" svg:y2="16.4cm">
          <text:p/>
        </draw:line>
        <draw:line draw:style-name="gr21" draw:text-style-name="P1" xml:id="id19" draw:id="id19" draw:layer="layout" svg:x1="10.6cm" svg:y1="13cm" svg:x2="14cm" svg:y2="13cm">
          <text:p/>
        </draw:line>
        <draw:line draw:style-name="gr21" draw:text-style-name="P1" xml:id="id17" draw:id="id17" draw:layer="layout" svg:x1="10.6cm" svg:y1="11.3cm" svg:x2="14cm" svg:y2="11.3cm">
          <text:p/>
        </draw:line>
        <draw:line draw:style-name="gr21" draw:text-style-name="P1" xml:id="id21" draw:id="id21" draw:layer="layout" svg:x1="10.6cm" svg:y1="14.8cm" svg:x2="14cm" svg:y2="14.8cm">
          <text:p/>
        </draw:line>
        <draw:connector draw:style-name="gr22" draw:text-style-name="P1" draw:layer="layout" draw:line-skew="0.501cm" svg:x1="14cm" svg:y1="11.3cm" svg:x2="16.5cm" svg:y2="11.8cm" draw:start-shape="id17" draw:start-glue-point="1" draw:end-shape="id18" draw:end-glue-point="4" svg:d="M14000 11300h2500v500">
          <text:p/>
        </draw:connector>
        <draw:connector draw:style-name="gr22" draw:text-style-name="P1" draw:layer="layout" svg:x1="14cm" svg:y1="13cm" svg:x2="16.6cm" svg:y2="13.6cm" draw:start-shape="id19" draw:start-glue-point="1" draw:end-shape="id20" draw:end-glue-point="4" svg:d="M14000 13000h2600v600">
          <text:p/>
        </draw:connector>
        <draw:connector draw:style-name="gr22" draw:text-style-name="P1" draw:layer="layout" svg:x1="14cm" svg:y1="14.8cm" svg:x2="16.7cm" svg:y2="15.4cm" draw:start-shape="id21" draw:start-glue-point="1" draw:end-shape="id22" draw:end-glue-point="4" svg:d="M14000 14800h2700v600">
          <text:p/>
        </draw:connector>
        <draw:connector draw:style-name="gr22" draw:text-style-name="P1" draw:layer="layout" svg:x1="14cm" svg:y1="16.4cm" svg:x2="16.9cm" svg:y2="17cm" draw:start-shape="id23" draw:start-glue-point="1" draw:end-shape="id24" draw:end-glue-point="4" svg:d="M14000 16400h2900v600">
          <text:p/>
        </draw:connector>
        <draw:custom-shape draw:style-name="gr20" draw:text-style-name="P1" draw:layer="layout" svg:width="1.5cm" svg:height="1.2cm" svg:x="2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8.5cm" svg:x2="4cm" svg:y2="7.5cm">
          <text:p/>
        </draw:line>
        <draw:line draw:style-name="gr2" draw:text-style-name="P1" draw:layer="layout" svg:x1="2.8cm" svg:y1="8.3cm" svg:x2="4cm" svg:y2="8.3cm">
          <text:p/>
        </draw:line>
        <draw:line draw:style-name="gr2" draw:text-style-name="P1" draw:layer="layout" svg:x1="3.1cm" svg:y1="8.1cm" svg:x2="4cm" svg:y2="8.1cm">
          <text:p/>
        </draw:line>
        <draw:line draw:style-name="gr2" draw:text-style-name="P1" xml:id="id28" draw:id="id28" draw:layer="layout" svg:x1="3.4cm" svg:y1="7.9cm" svg:x2="4cm" svg:y2="7.9cm">
          <text:p/>
        </draw:line>
        <draw:line draw:style-name="gr2" draw:text-style-name="P1" draw:layer="layout" svg:x1="3.7cm" svg:y1="7.7cm" svg:x2="4cm" svg:y2="7.7cm">
          <text:p/>
        </draw:line>
        <draw:rect draw:style-name="gr23" draw:text-style-name="P1" draw:layer="layout" svg:width="1.7cm" svg:height="0.2cm" svg:x="2.4cm" svg:y="7.2cm">
          <text:p/>
        </draw:rect>
        <draw:custom-shape draw:style-name="gr20" draw:text-style-name="P1" draw:layer="layout" svg:width="1.5cm" svg:height="1.2cm" svg:x="2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10.2cm" svg:x2="4cm" svg:y2="9.2cm">
          <text:p/>
        </draw:line>
        <draw:line draw:style-name="gr2" draw:text-style-name="P1" draw:layer="layout" svg:x1="2.8cm" svg:y1="10cm" svg:x2="4cm" svg:y2="10cm">
          <text:p/>
        </draw:line>
        <draw:line draw:style-name="gr2" draw:text-style-name="P1" draw:layer="layout" svg:x1="3.1cm" svg:y1="9.8cm" svg:x2="4cm" svg:y2="9.8cm">
          <text:p/>
        </draw:line>
        <draw:line draw:style-name="gr2" draw:text-style-name="P1" xml:id="id30" draw:id="id30" draw:layer="layout" svg:x1="3.4cm" svg:y1="9.6cm" svg:x2="4cm" svg:y2="9.6cm">
          <text:p/>
        </draw:line>
        <draw:line draw:style-name="gr2" draw:text-style-name="P1" draw:layer="layout" svg:x1="3.7cm" svg:y1="9.4cm" svg:x2="4cm" svg:y2="9.4cm">
          <text:p/>
        </draw:line>
        <draw:rect draw:style-name="gr23" draw:text-style-name="P1" draw:layer="layout" svg:width="1.7cm" svg:height="0.2cm" svg:x="2.4cm" svg:y="8.9cm">
          <text:p/>
        </draw:rect>
        <draw:custom-shape draw:style-name="gr20" draw:text-style-name="P1" draw:layer="layout" svg:width="1.5cm" svg:height="1.2cm" svg:x="2.5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6.8cm" svg:x2="4cm" svg:y2="5.8cm">
          <text:p/>
        </draw:line>
        <draw:line draw:style-name="gr2" draw:text-style-name="P1" draw:layer="layout" svg:x1="2.8cm" svg:y1="6.6cm" svg:x2="4cm" svg:y2="6.6cm">
          <text:p/>
        </draw:line>
        <draw:line draw:style-name="gr2" draw:text-style-name="P1" draw:layer="layout" svg:x1="3.1cm" svg:y1="6.4cm" svg:x2="4cm" svg:y2="6.4cm">
          <text:p/>
        </draw:line>
        <draw:line draw:style-name="gr2" draw:text-style-name="P1" xml:id="id26" draw:id="id26" draw:layer="layout" svg:x1="3.4cm" svg:y1="6.2cm" svg:x2="4cm" svg:y2="6.2cm">
          <text:p/>
        </draw:line>
        <draw:line draw:style-name="gr2" draw:text-style-name="P1" draw:layer="layout" svg:x1="3.7cm" svg:y1="6cm" svg:x2="4cm" svg:y2="6cm">
          <text:p/>
        </draw:line>
        <draw:rect draw:style-name="gr23" draw:text-style-name="P1" draw:layer="layout" svg:width="1.7cm" svg:height="0.2cm" svg:x="2.4cm" svg:y="5.5cm">
          <text:p/>
        </draw:rect>
        <draw:line draw:style-name="gr22" draw:text-style-name="P1" xml:id="id25" draw:id="id25" draw:layer="layout" svg:x1="10.6cm" svg:y1="6.2cm" svg:x2="7.7cm" svg:y2="6.2cm">
          <text:p/>
        </draw:line>
        <draw:line draw:style-name="gr22" draw:text-style-name="P1" xml:id="id27" draw:id="id27" draw:layer="layout" svg:x1="10.6cm" svg:y1="7cm" svg:x2="7.7cm" svg:y2="7cm">
          <text:p/>
        </draw:line>
        <draw:line draw:style-name="gr22" draw:text-style-name="P1" xml:id="id29" draw:id="id29" draw:layer="layout" svg:x1="10.6cm" svg:y1="7.8cm" svg:x2="7.7cm" svg:y2="7.8cm">
          <text:p/>
        </draw:line>
        <draw:connector draw:style-name="gr22" draw:text-style-name="P1" draw:layer="layout" svg:x1="7.7cm" svg:y1="6.2cm" svg:x2="4cm" svg:y2="6.2cm" draw:start-shape="id25" draw:start-glue-point="3" draw:end-shape="id26" draw:end-glue-point="1" svg:d="M7700 6200h-3700">
          <text:p/>
        </draw:connector>
        <draw:connector draw:style-name="gr22" draw:text-style-name="P1" draw:layer="layout" svg:x1="7.7cm" svg:y1="7cm" svg:x2="4cm" svg:y2="7.9cm" draw:start-shape="id27" draw:start-glue-point="3" draw:end-shape="id28" draw:end-glue-point="1" svg:d="M7700 7000h-1849v900h-1851">
          <text:p/>
        </draw:connector>
        <draw:connector draw:style-name="gr22" draw:text-style-name="P1" draw:layer="layout" draw:line-skew="0.649cm" svg:x1="7.7cm" svg:y1="7.8cm" svg:x2="4cm" svg:y2="9.6cm" draw:start-shape="id29" draw:start-glue-point="3" draw:end-shape="id30" draw:end-glue-point="1" svg:d="M7700 7800h-1200v1800h-2500">
          <text:p/>
        </draw:connector>
        <draw:rect draw:style-name="gr19" draw:text-style-name="P1" xml:id="id31" draw:id="id31" draw:layer="layout" svg:width="3.5cm" svg:height="3.9cm" svg:x="2.6cm" svg:y="12cm">
          <text:p/>
        </draw:rect>
        <draw:rect draw:style-name="gr24" draw:text-style-name="P1" xml:id="id33" draw:id="id33" draw:layer="layout" svg:width="3.5cm" svg:height="1.9cm" svg:x="2.6cm" svg:y="16.8cm">
          <text:p/>
        </draw:rect>
        <draw:line draw:style-name="gr22" draw:text-style-name="P1" draw:layer="layout" svg:x1="10.6cm" svg:y1="9.1cm" svg:x2="7.7cm" svg:y2="9.1cm">
          <text:p/>
        </draw:line>
        <draw:line draw:style-name="gr22" draw:text-style-name="P1" xml:id="id32" draw:id="id32" draw:layer="layout" svg:x1="10.6cm" svg:y1="10.6cm" svg:x2="7.7cm" svg:y2="10.6cm">
          <text:p/>
        </draw:line>
        <draw:connector draw:style-name="gr22" draw:text-style-name="P1" draw:layer="layout" draw:line-skew="-0.403cm" svg:x1="7.7cm" svg:y1="9.106cm" svg:x2="4.35cm" svg:y2="12cm" draw:end-shape="id31" draw:end-glue-point="0" svg:d="M7700 9106v794h-3350v2100">
          <text:p/>
        </draw:connector>
        <draw:connector draw:style-name="gr22" draw:text-style-name="P1" draw:layer="layout" draw:line-skew="2.325cm" svg:x1="7.7cm" svg:y1="10.6cm" svg:x2="4.35cm" svg:y2="16.8cm" draw:start-shape="id32" draw:start-glue-point="3" draw:end-shape="id33" draw:end-glue-point="0" svg:d="M7700 10600v5500h-3350v700">
          <text:p/>
        </draw:connector>
        <draw:frame draw:style-name="gr25" draw:text-style-name="P4" draw:layer="layout" svg:width="4.4cm" svg:height="1.199cm" svg:x="6cm" svg:y="5.401cm">
          <draw:text-box>
            <text:p text:style-name="P4"><text:span text:style-name="T4">semget() + semctl()</text:span></text:p>
          </draw:text-box>
        </draw:frame>
        <draw:frame draw:style-name="gr25" draw:text-style-name="P4" draw:layer="layout" svg:width="4.4cm" svg:height="1.199cm" svg:x="5.7cm" svg:y="6.201cm">
          <draw:text-box>
            <text:p text:style-name="P4"><text:span text:style-name="T4">semget() + semctl()</text:span></text:p>
          </draw:text-box>
        </draw:frame>
        <draw:frame draw:style-name="gr25" draw:text-style-name="P4" draw:layer="layout" svg:width="4.6cm" svg:height="1.199cm" svg:x="5.7cm" svg:y="7cm">
          <draw:text-box>
            <text:p text:style-name="P4"><text:span text:style-name="T4">semget() + semctl()</text:span></text:p>
          </draw:text-box>
        </draw:frame>
        <draw:frame draw:style-name="gr26" draw:text-style-name="P4" draw:layer="layout" svg:width="3.6cm" svg:height="0.725cm" svg:x="7.3cm" svg:y="8.375cm">
          <draw:text-box>
            <text:p text:style-name="P4"><text:span text:style-name="T4">shmget()</text:span></text:p>
          </draw:text-box>
        </draw:frame>
        <draw:frame draw:style-name="gr25" draw:text-style-name="P4" draw:layer="layout" svg:width="4.6cm" svg:height="1.199cm" svg:x="5.2cm" svg:y="9.901cm">
          <draw:text-box>
            <text:p text:style-name="P4"><text:span text:style-name="T4">shmget() + shmat()</text:span></text:p>
          </draw:text-box>
        </draw:frame>
        <draw:frame draw:style-name="gr26" draw:text-style-name="P4" draw:layer="layout" svg:width="3.6cm" svg:height="0.725cm" svg:x="12.7cm" svg:y="10.452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7cm" svg:y="12.175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7cm" svg:y="13.975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8cm" svg:y="15.575cm">
          <draw:text-box>
            <text:p text:style-name="P4"><text:span text:style-name="T4">mkfifo()</text:span></text:p>
          </draw:text-box>
        </draw:frame>
        <draw:frame draw:style-name="gr26" draw:text-style-name="P6" draw:layer="layout" svg:width="3.6cm" svg:height="0.725cm" svg:x="2.3cm" svg:y="5cm">
          <draw:text-box>
            <text:p text:style-name="P6"><text:span text:style-name="T5">semEtat</text:span></text:p>
          </draw:text-box>
        </draw:frame>
        <draw:frame draw:style-name="gr25" draw:text-style-name="P6" draw:layer="layout" svg:width="3.9cm" svg:height="1.199cm" svg:x="2.2cm" svg:y="8.401cm">
          <draw:text-box draw:corner-radius="1.6cm">
            <text:p text:style-name="P6"><text:span text:style-name="T5">semEntreeSortie</text:span></text:p>
          </draw:text-box>
        </draw:frame>
        <draw:frame draw:style-name="gr26" draw:text-style-name="P6" draw:layer="layout" svg:width="3.6cm" svg:height="0.725cm" svg:x="2.3cm" svg:y="6.775cm">
          <draw:text-box>
            <text:p text:style-name="P6"><text:span text:style-name="T5">semRequete</text:span></text:p>
          </draw:text-box>
        </draw:frame>
        <draw:frame draw:style-name="gr27" draw:text-style-name="P6" draw:layer="layout" svg:width="3.6cm" svg:height="0.725cm" svg:x="1.8cm" svg:y="11.3cm">
          <draw:text-box>
            <text:p text:style-name="P6"><text:span text:style-name="T5">memEtat</text:span></text:p>
          </draw:text-box>
        </draw:frame>
        <draw:frame draw:style-name="gr27" draw:text-style-name="P6" draw:layer="layout" svg:width="3.6cm" svg:height="0.725cm" svg:x="1.2cm" svg:y="16.075cm">
          <draw:text-box>
            <text:p text:style-name="P6"><text:span text:style-name="T5">memRequete</text:span></text:p>
          </draw:text-box>
        </draw:frame>
        <draw:line draw:style-name="gr2" draw:text-style-name="P1" draw:layer="layout" svg:x1="3.8cm" svg:y1="16.8cm" svg:x2="3.8cm" svg:y2="18.7cm">
          <text:p/>
        </draw:line>
        <draw:line draw:style-name="gr2" draw:text-style-name="P1" draw:layer="layout" svg:x1="5cm" svg:y1="16.8cm" svg:x2="5cm" svg:y2="18.7cm">
          <text:p/>
        </draw:line>
        <draw:line draw:style-name="gr2" draw:text-style-name="P1" draw:layer="layout" svg:x1="4.3cm" svg:y1="12cm" svg:x2="4.3cm" svg:y2="15.9cm">
          <text:p/>
        </draw:line>
        <draw:line draw:style-name="gr2" draw:text-style-name="P1" draw:layer="layout" svg:x1="2.6cm" svg:y1="14cm" svg:x2="6.1cm" svg:y2="14cm">
          <text:p/>
        </draw:line>
        <draw:line draw:style-name="gr2" draw:text-style-name="P1" draw:layer="layout" svg:x1="2.6cm" svg:y1="13cm" svg:x2="6.1cm" svg:y2="13cm">
          <text:p/>
        </draw:line>
        <draw:line draw:style-name="gr2" draw:text-style-name="P1" draw:layer="layout" svg:x1="2.6cm" svg:y1="14.9cm" svg:x2="6.1cm" svg:y2="14.9cm">
          <text:p/>
        </draw:line>
        <draw:frame draw:style-name="gr28" draw:layer="layout" svg:width="3.1cm" svg:height="0.962cm" svg:x="3cm" svg:y="12.1cm">
          <draw:text-box>
            <text:p>1<text:tab/> <text:s text:c="2"/>8</text:p>
          </draw:text-box>
        </draw:frame>
        <draw:frame draw:style-name="gr28" draw:layer="layout" svg:width="3.1cm" svg:height="0.962cm" svg:x="3cm" svg:y="13cm">
          <draw:text-box>
            <text:p>2<text:tab/> <text:s text:c="2"/>7</text:p>
          </draw:text-box>
        </draw:frame>
        <draw:frame draw:style-name="gr28" draw:layer="layout" svg:width="3.1cm" svg:height="0.962cm" svg:x="3cm" svg:y="13.938cm">
          <draw:text-box>
            <text:p>3<text:tab/> <text:s text:c="2"/>6</text:p>
          </draw:text-box>
        </draw:frame>
        <draw:frame draw:style-name="gr28" draw:layer="layout" svg:width="3.1cm" svg:height="0.962cm" svg:x="3cm" svg:y="14.9cm">
          <draw:text-box>
            <text:p>4<text:tab/> <text:s text:c="2"/>5</text:p>
          </draw:text-box>
        </draw:frame>
        <draw:frame draw:style-name="gr29" draw:layer="layout" svg:width="3.7cm" svg:height="1.673cm" svg:x="2.7cm" svg:y="17.3cm">
          <draw:text-box>
            <text:p>1<text:tab/>2<text:tab/>3</text:p>
          </draw:text-box>
        </draw:frame>
        <draw:rect draw:style-name="gr24" draw:text-style-name="P1" draw:layer="layout" svg:width="1.1cm" svg:height="1.9cm" svg:x="13.3cm" svg:y="18.5cm">
          <text:p/>
        </draw:rect>
        <draw:ellipse draw:style-name="gr24" draw:text-style-name="P1" draw:layer="layout" svg:width="0.9cm" svg:height="2.4cm" svg:x="14.4cm" svg:y="20.599cm">
          <text:p/>
        </draw:ellipse>
        <draw:line draw:style-name="gr2" draw:text-style-name="P1" draw:layer="layout" svg:x1="14.8cm" svg:y1="20.999cm" svg:x2="14.8cm" svg:y2="22.599cm">
          <text:p/>
        </draw:line>
        <draw:ellipse draw:style-name="gr24" draw:text-style-name="P1" draw:layer="layout" svg:width="0.9cm" svg:height="2.4cm" svg:x="15.7cm" svg:y="21.399cm">
          <text:p/>
        </draw:ellipse>
        <draw:line draw:style-name="gr2" draw:text-style-name="P1" draw:layer="layout" svg:x1="16.1cm" svg:y1="21.799cm" svg:x2="16.1cm" svg:y2="23.399cm">
          <text:p/>
        </draw:line>
        <draw:ellipse draw:style-name="gr24" draw:text-style-name="P1" draw:layer="layout" svg:width="0.9cm" svg:height="2.4cm" svg:x="16.6cm" svg:y="22.999cm">
          <text:p/>
        </draw:ellipse>
        <draw:line draw:style-name="gr2" draw:text-style-name="P1" draw:layer="layout" svg:x1="17cm" svg:y1="23.399cm" svg:x2="17cm" svg:y2="24.999cm">
          <text:p/>
        </draw:line>
        <draw:ellipse draw:style-name="gr24" draw:text-style-name="P1" draw:layer="layout" svg:width="0.9cm" svg:height="2.4cm" svg:x="14.4cm" svg:y="24.099cm">
          <text:p/>
        </draw:ellipse>
        <draw:line draw:style-name="gr2" draw:text-style-name="P1" draw:layer="layout" svg:x1="14.8cm" svg:y1="24.499cm" svg:x2="14.8cm" svg:y2="26.099cm">
          <text:p/>
        </draw:line>
        <draw:ellipse draw:style-name="gr24" draw:text-style-name="P1" draw:layer="layout" svg:width="0.9cm" svg:height="2.4cm" svg:x="5.2cm" svg:y="19cm">
          <text:p/>
        </draw:ellipse>
        <draw:line draw:style-name="gr2" draw:text-style-name="P1" draw:layer="layout" svg:x1="5.6cm" svg:y1="19.4cm" svg:x2="5.6cm" svg:y2="21cm">
          <text:p/>
        </draw:line>
        <draw:line draw:style-name="gr2" draw:text-style-name="P1" draw:layer="layout" svg:x1="13.8cm" svg:y1="18.8cm" svg:x2="13.8cm" svg:y2="20cm">
          <text:p/>
        </draw:line>
        <draw:line draw:style-name="gr2" draw:text-style-name="P1" draw:layer="layout" svg:x1="13.8cm" svg:y1="18.8cm" svg:x2="10.6cm" svg:y2="18.8cm">
          <text:p/>
        </draw:line>
        <draw:frame draw:style-name="gr25" draw:text-style-name="P6" draw:layer="layout" svg:width="4.4cm" svg:height="1.199cm" svg:x="12.3cm" svg:y="17.7cm">
          <draw:text-box>
            <text:p text:style-name="P6"><text:span text:style-name="T5">InitialiserApplication</text:span></text:p>
          </draw:text-box>
        </draw:frame>
        <draw:line draw:style-name="gr22" draw:text-style-name="P1" draw:layer="layout" svg:x1="10.6cm" svg:y1="19.7cm" svg:x2="6cm" svg:y2="19.7cm">
          <text:p/>
        </draw:line>
        <draw:frame draw:style-name="gr26" draw:text-style-name="P4" draw:layer="layout" svg:width="3.6cm" svg:height="0.725cm" svg:x="5.9cm" svg:y="19cm">
          <draw:text-box>
            <text:p text:style-name="P4"><text:span text:style-name="T4">ActiverHeure()</text:span></text:p>
          </draw:text-box>
        </draw:frame>
        <draw:circle draw:style-name="gr30" draw:text-style-name="P2" draw:layer="layout" svg:width="0.7cm" svg:height="0.7cm" svg:x="7.3cm" svg:y="13.1cm">
          <text:p text:style-name="P1"><text:span text:style-name="T2">W</text:span></text:p>
        </draw:circle>
        <draw:line draw:style-name="gr2" draw:text-style-name="P1" xml:id="id34" draw:id="id34" draw:layer="layout" svg:x1="10.6cm" svg:y1="11.1cm" svg:x2="8.4cm" svg:y2="11.1cm">
          <text:p/>
        </draw:line>
        <draw:connector draw:style-name="gr22" draw:text-style-name="P1" draw:layer="layout" draw:line-skew="1.15cm" svg:x1="8.4cm" svg:y1="11.1cm" svg:x2="6.1cm" svg:y2="17.75cm" draw:start-shape="id34" draw:start-glue-point="3" draw:end-shape="id33" svg:d="M8400 11100v6650h-2300">
          <text:p/>
        </draw:connector>
        <draw:circle draw:style-name="gr30" draw:text-style-name="P2" draw:layer="layout" svg:width="0.7cm" svg:height="0.7cm" svg:x="8cm" svg:y="16.1cm">
          <text:p text:style-name="P1"><text:span text:style-name="T2">X</text:span></text:p>
        </draw:circle>
        <draw:frame draw:style-name="gr26" draw:text-style-name="P4" draw:layer="layout" svg:width="3.6cm" svg:height="0.725cm" svg:x="6.6cm" svg:y="16.975cm">
          <draw:text-box>
            <text:p text:style-name="P4"><text:span text:style-name="T4">shmdt()</text:span></text:p>
          </draw:text-box>
        </draw:frame>
        <draw:line draw:style-name="gr22" draw:text-style-name="P1" draw:layer="layout" svg:x1="10.6cm" svg:y1="21.7cm" svg:x2="14.4cm" svg:y2="21.7cm">
          <text:p/>
        </draw:line>
        <draw:line draw:style-name="gr22" draw:text-style-name="P1" draw:layer="layout" svg:x1="10.6cm" svg:y1="23.2cm" svg:x2="15.7cm" svg:y2="23.2cm">
          <text:p/>
        </draw:line>
        <draw:line draw:style-name="gr22" draw:text-style-name="P1" draw:layer="layout" svg:x1="10.6cm" svg:y1="23.9cm" svg:x2="16.6cm" svg:y2="23.9cm">
          <text:p/>
        </draw:line>
        <draw:line draw:style-name="gr22" draw:text-style-name="P1" draw:layer="layout" svg:x1="10.6cm" svg:y1="24.8cm" svg:x2="14.5cm" svg:y2="24.8cm">
          <text:p/>
        </draw:line>
        <draw:frame draw:style-name="gr25" draw:text-style-name="P6" draw:layer="layout" svg:width="4.4cm" svg:height="1.199cm" svg:x="15cm" svg:y="20.3cm">
          <draw:text-box>
            <text:p text:style-name="P6"><text:span text:style-name="T5">Sortie</text:span></text:p>
          </draw:text-box>
        </draw:frame>
        <draw:frame draw:style-name="gr25" draw:text-style-name="P6" draw:layer="layout" svg:width="4.4cm" svg:height="1.199cm" svg:x="16cm" svg:y="20.901cm">
          <draw:text-box>
            <text:p text:style-name="P6"><text:span text:style-name="T5">Entree</text:span><text:span text:style-name="T6">GB</text:span></text:p>
          </draw:text-box>
        </draw:frame>
        <draw:frame draw:style-name="gr25" draw:text-style-name="P6" draw:layer="layout" svg:width="4.4cm" svg:height="1.199cm" svg:x="17.1cm" svg:y="22.601cm">
          <draw:text-box>
            <text:p text:style-name="P6"><text:span text:style-name="T5">Entree</text:span><text:span text:style-name="T6">BPP</text:span></text:p>
          </draw:text-box>
        </draw:frame>
        <draw:frame draw:style-name="gr31" draw:text-style-name="P6" draw:layer="layout" svg:width="4.4cm" svg:height="1.199cm" svg:x="15.1cm" svg:y="25.5cm">
          <draw:text-box>
            <text:p text:style-name="P6"><text:span text:style-name="T5">Entree</text:span><text:span text:style-name="T6">BPA</text:span></text:p>
          </draw:text-box>
        </draw:frame>
        <draw:frame draw:style-name="gr25" draw:text-style-name="P6" draw:layer="layout" svg:width="4.4cm" svg:height="1.199cm" svg:x="3.3cm" svg:y="19.1cm">
          <draw:text-box>
            <text:p text:style-name="P6"><text:span text:style-name="T5">Heure</text:span></text:p>
          </draw:text-box>
        </draw:frame>
        <draw:ellipse draw:style-name="gr24" draw:text-style-name="P1" draw:layer="layout" svg:width="0.9cm" svg:height="2.4cm" svg:x="6.3cm" svg:y="20.4cm">
          <text:p/>
        </draw:ellipse>
        <draw:line draw:style-name="gr2" draw:text-style-name="P1" draw:layer="layout" svg:x1="6.7cm" svg:y1="20.8cm" svg:x2="6.7cm" svg:y2="22.4cm">
          <text:p/>
        </draw:line>
        <draw:line draw:style-name="gr22" draw:text-style-name="P1" draw:layer="layout" svg:x1="10.6cm" svg:y1="21.1cm" svg:x2="7.1cm" svg:y2="21.1cm">
          <text:p/>
        </draw:line>
        <draw:frame draw:style-name="gr26" draw:text-style-name="P4" draw:layer="layout" svg:width="3.6cm" svg:height="0.725cm" svg:x="7.607cm" svg:y="20.375cm">
          <draw:text-box>
            <text:p text:style-name="P4"><text:span text:style-name="T4">fork() + Simu()</text:span></text:p>
          </draw:text-box>
        </draw:frame>
        <draw:frame draw:style-name="gr25" draw:text-style-name="P6" draw:layer="layout" svg:width="4.4cm" svg:height="1.199cm" svg:x="4.8cm" svg:y="22cm">
          <draw:text-box>
            <text:p text:style-name="P6"><text:span text:style-name="T5">Simu</text:span></text:p>
          </draw:text-box>
        </draw:frame>
        <draw:frame draw:style-name="gr26" draw:text-style-name="P4" draw:layer="layout" svg:width="3.6cm" svg:height="0.725cm" svg:x="10.9cm" svg:y="20.975cm">
          <draw:text-box>
            <text:p text:style-name="P4"><text:span text:style-name="T4">fork() + Sortie()</text:span></text:p>
          </draw:text-box>
        </draw:frame>
        <draw:frame draw:style-name="gr26" draw:text-style-name="P4" draw:layer="layout" svg:width="3.6cm" svg:height="0.725cm" svg:x="10.7cm" svg:y="22.6cm">
          <draw:text-box>
            <text:p text:style-name="P4"><text:span text:style-name="T4">fork() + Entree()</text:span></text:p>
          </draw:text-box>
        </draw:frame>
        <draw:frame draw:style-name="gr26" draw:text-style-name="P4" draw:layer="layout" svg:width="3.6cm" svg:height="0.725cm" svg:x="11.7cm" svg:y="23.3cm">
          <draw:text-box>
            <text:p text:style-name="P4"><text:span text:style-name="T4">fork() + Entree()</text:span></text:p>
          </draw:text-box>
        </draw:frame>
        <draw:frame draw:style-name="gr26" draw:text-style-name="P4" draw:layer="layout" svg:width="3.6cm" svg:height="0.725cm" svg:x="10.5cm" svg:y="24.175cm">
          <draw:text-box>
            <text:p text:style-name="P4"><text:span text:style-name="T4">fork() + Entree()</text:span></text:p>
          </draw:text-box>
        </draw:frame>
        <draw:line draw:style-name="gr2" draw:text-style-name="P1" draw:layer="layout" svg:x1="5.4cm" svg:y1="19.6cm" svg:x2="5.8cm" svg:y2="19.6cm">
          <text:p/>
        </draw:line>
        <draw:line draw:style-name="gr2" draw:text-style-name="P1" draw:layer="layout" svg:x1="6.5cm" svg:y1="21cm" svg:x2="6.9cm" svg:y2="21cm">
          <text:p/>
        </draw:line>
        <draw:line draw:style-name="gr2" draw:text-style-name="P1" draw:layer="layout" svg:x1="14.6cm" svg:y1="21.199cm" svg:x2="15cm" svg:y2="21.199cm">
          <text:p/>
        </draw:line>
        <draw:line draw:style-name="gr2" draw:text-style-name="P1" draw:layer="layout" svg:x1="15.9cm" svg:y1="21.999cm" svg:x2="16.3cm" svg:y2="21.999cm">
          <text:p/>
        </draw:line>
        <draw:line draw:style-name="gr2" draw:text-style-name="P1" draw:layer="layout" svg:x1="14.6cm" svg:y1="24.699cm" svg:x2="15cm" svg:y2="24.699cm">
          <text:p/>
        </draw:line>
        <draw:line draw:style-name="gr2" draw:text-style-name="P1" draw:layer="layout" svg:x1="16.8cm" svg:y1="23.599cm" svg:x2="17.2cm" svg:y2="23.599cm">
          <text:p/>
        </draw:line>
        <draw:frame draw:style-name="gr3" draw:layer="layout" svg:width="5.785cm" svg:height="0.962cm" svg:x="2.802cm" svg:y="1.701cm">
          <draw:text-box>
            <text:p><text:span text:style-name="T1">Mere</text:span> : Initialisation</text:p>
          </draw:text-box>
        </draw:frame>
        <draw:frame draw:style-name="gr3" draw:text-style-name="P7" draw:layer="layout" svg:width="5.785cm" svg:height="0.962cm" svg:x="10.7cm" svg:y="4.238cm">
          <draw:text-box>
            <text:p text:style-name="P7"><text:span text:style-name="T7">Mere</text:span></text:p>
          </draw:text-box>
        </draw:frame>
        <draw:frame draw:style-name="gr27" draw:text-style-name="P6" draw:layer="layout" svg:width="3.6cm" svg:height="0.725cm" svg:x="15.1cm" svg:y="17cm">
          <draw:text-box>
            <text:p text:style-name="P6"><text:span text:style-name="T5">canalSortie</text:span></text:p>
          </draw:text-box>
        </draw:frame>
        <draw:frame draw:style-name="gr27" draw:text-style-name="P6" draw:layer="layout" svg:width="3.6cm" svg:height="0.725cm" svg:x="15cm" svg:y="15.375cm">
          <draw:text-box>
            <text:p text:style-name="P6"><text:span text:style-name="T5">canalGB</text:span></text:p>
          </draw:text-box>
        </draw:frame>
        <draw:frame draw:style-name="gr27" draw:text-style-name="P6" draw:layer="layout" svg:width="3.6cm" svg:height="0.725cm" svg:x="14.9cm" svg:y="13.575cm">
          <draw:text-box>
            <text:p text:style-name="P6"><text:span text:style-name="T5">canalBPA</text:span></text:p>
          </draw:text-box>
        </draw:frame>
        <draw:frame draw:style-name="gr27" draw:text-style-name="P6" draw:layer="layout" svg:width="3.6cm" svg:height="0.725cm" svg:x="14.8cm" svg:y="11.775cm">
          <draw:text-box>
            <text:p text:style-name="P6"><text:span text:style-name="T5">canalBPP</text:span></text:p>
          </draw:text-box>
        </draw:frame>
      </draw:page>
      <draw:page draw:name="page5" draw:style-name="dp1" draw:master-page-name="Standard">
        <draw:ellipse draw:style-name="gr19" draw:text-style-name="P1" draw:layer="layout" svg:width="3.6cm" svg:height="22.1cm" svg:x="8.8cm" svg:y="5.1cm">
          <text:p/>
        </draw:ellipse>
        <draw:line draw:style-name="gr2" draw:text-style-name="P1" draw:layer="layout" svg:x1="10.6cm" svg:y1="5.6cm" svg:x2="10.6cm" svg:y2="26.2cm">
          <text:p/>
        </draw:line>
        <draw:custom-shape draw:style-name="gr20" draw:text-style-name="P1" xml:id="id36" draw:id="id36" draw:layer="layout" svg:width="3.2cm" svg:height="0.7cm" svg:x="14.9cm" svg:y="12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38" draw:id="id38" draw:layer="layout" svg:width="3.2cm" svg:height="0.7cm" svg:x="15cm" svg:y="14.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40" draw:id="id40" draw:layer="layout" svg:width="3.2cm" svg:height="0.7cm" svg:x="15.1cm" svg:y="16.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42" draw:id="id42" draw:layer="layout" svg:width="3.2cm" svg:height="0.7cm" svg:x="15.3cm" svg:y="17.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41" draw:id="id41" draw:layer="layout" svg:x1="10.6cm" svg:y1="17.1cm" svg:x2="14cm" svg:y2="17.1cm">
          <text:p/>
        </draw:line>
        <draw:line draw:style-name="gr21" draw:text-style-name="P1" xml:id="id37" draw:id="id37" draw:layer="layout" svg:x1="10.6cm" svg:y1="13.7cm" svg:x2="14cm" svg:y2="13.7cm">
          <text:p/>
        </draw:line>
        <draw:line draw:style-name="gr21" draw:text-style-name="P1" xml:id="id35" draw:id="id35" draw:layer="layout" svg:x1="10.6cm" svg:y1="12cm" svg:x2="14cm" svg:y2="12cm">
          <text:p/>
        </draw:line>
        <draw:line draw:style-name="gr21" draw:text-style-name="P1" xml:id="id39" draw:id="id39" draw:layer="layout" svg:x1="10.6cm" svg:y1="15.5cm" svg:x2="14cm" svg:y2="15.5cm">
          <text:p/>
        </draw:line>
        <draw:connector draw:style-name="gr22" draw:text-style-name="P1" draw:layer="layout" draw:line-skew="0.501cm" svg:x1="14cm" svg:y1="12cm" svg:x2="16.5cm" svg:y2="12.5cm" draw:start-shape="id35" draw:start-glue-point="1" draw:end-shape="id36" draw:end-glue-point="4" svg:d="M14000 12000h2500v500">
          <text:p/>
        </draw:connector>
        <draw:connector draw:style-name="gr22" draw:text-style-name="P1" draw:layer="layout" svg:x1="14cm" svg:y1="13.7cm" svg:x2="16.6cm" svg:y2="14.3cm" draw:start-shape="id37" draw:start-glue-point="1" draw:end-shape="id38" draw:end-glue-point="4" svg:d="M14000 13700h2600v600">
          <text:p/>
        </draw:connector>
        <draw:connector draw:style-name="gr22" draw:text-style-name="P1" draw:layer="layout" svg:x1="14cm" svg:y1="15.5cm" svg:x2="16.7cm" svg:y2="16.1cm" draw:start-shape="id39" draw:start-glue-point="1" draw:end-shape="id40" draw:end-glue-point="4" svg:d="M14000 15500h2700v600">
          <text:p/>
        </draw:connector>
        <draw:connector draw:style-name="gr22" draw:text-style-name="P1" draw:layer="layout" svg:x1="14cm" svg:y1="17.1cm" svg:x2="16.9cm" svg:y2="17.7cm" draw:start-shape="id41" draw:start-glue-point="1" draw:end-shape="id42" draw:end-glue-point="4" svg:d="M14000 17100h2900v600">
          <text:p/>
        </draw:connector>
        <draw:custom-shape draw:style-name="gr20" draw:text-style-name="P1" draw:layer="layout" svg:width="1.5cm" svg:height="1.2cm" svg:x="2.8cm" svg:y="2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5.8cm" svg:x2="4.3cm" svg:y2="24.8cm">
          <text:p/>
        </draw:line>
        <draw:line draw:style-name="gr2" draw:text-style-name="P1" draw:layer="layout" svg:x1="3.1cm" svg:y1="25.6cm" svg:x2="4.3cm" svg:y2="25.6cm">
          <text:p/>
        </draw:line>
        <draw:line draw:style-name="gr2" draw:text-style-name="P1" draw:layer="layout" svg:x1="3.4cm" svg:y1="25.4cm" svg:x2="4.3cm" svg:y2="25.4cm">
          <text:p/>
        </draw:line>
        <draw:line draw:style-name="gr2" draw:text-style-name="P1" xml:id="id46" draw:id="id46" draw:layer="layout" svg:x1="3.7cm" svg:y1="25.2cm" svg:x2="4.3cm" svg:y2="25.2cm">
          <text:p/>
        </draw:line>
        <draw:line draw:style-name="gr2" draw:text-style-name="P1" draw:layer="layout" svg:x1="4cm" svg:y1="25cm" svg:x2="4.3cm" svg:y2="25cm">
          <text:p/>
        </draw:line>
        <draw:rect draw:style-name="gr23" draw:text-style-name="P1" draw:layer="layout" svg:width="1.7cm" svg:height="0.2cm" svg:x="2.7cm" svg:y="24.5cm">
          <text:p/>
        </draw:rect>
        <draw:custom-shape draw:style-name="gr20" draw:text-style-name="P1" draw:layer="layout" svg:width="1.5cm" svg:height="1.2cm" svg:x="2.8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7.5cm" svg:x2="4.3cm" svg:y2="26.5cm">
          <text:p/>
        </draw:line>
        <draw:line draw:style-name="gr2" draw:text-style-name="P1" draw:layer="layout" svg:x1="3.1cm" svg:y1="27.3cm" svg:x2="4.3cm" svg:y2="27.3cm">
          <text:p/>
        </draw:line>
        <draw:line draw:style-name="gr2" draw:text-style-name="P1" draw:layer="layout" svg:x1="3.4cm" svg:y1="27.1cm" svg:x2="4.3cm" svg:y2="27.1cm">
          <text:p/>
        </draw:line>
        <draw:line draw:style-name="gr2" draw:text-style-name="P1" xml:id="id48" draw:id="id48" draw:layer="layout" svg:x1="3.7cm" svg:y1="26.9cm" svg:x2="4.3cm" svg:y2="26.9cm">
          <text:p/>
        </draw:line>
        <draw:line draw:style-name="gr2" draw:text-style-name="P1" draw:layer="layout" svg:x1="4cm" svg:y1="26.7cm" svg:x2="4.3cm" svg:y2="26.7cm">
          <text:p/>
        </draw:line>
        <draw:rect draw:style-name="gr23" draw:text-style-name="P1" draw:layer="layout" svg:width="1.7cm" svg:height="0.2cm" svg:x="2.7cm" svg:y="26.2cm">
          <text:p/>
        </draw:rect>
        <draw:custom-shape draw:style-name="gr20" draw:text-style-name="P1" draw:layer="layout" svg:width="1.5cm" svg:height="1.2cm" svg:x="2.8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4.1cm" svg:x2="4.3cm" svg:y2="23.1cm">
          <text:p/>
        </draw:line>
        <draw:line draw:style-name="gr2" draw:text-style-name="P1" draw:layer="layout" svg:x1="3.1cm" svg:y1="23.9cm" svg:x2="4.3cm" svg:y2="23.9cm">
          <text:p/>
        </draw:line>
        <draw:line draw:style-name="gr2" draw:text-style-name="P1" draw:layer="layout" svg:x1="3.4cm" svg:y1="23.7cm" svg:x2="4.3cm" svg:y2="23.7cm">
          <text:p/>
        </draw:line>
        <draw:line draw:style-name="gr2" draw:text-style-name="P1" xml:id="id44" draw:id="id44" draw:layer="layout" svg:x1="3.7cm" svg:y1="23.5cm" svg:x2="4.3cm" svg:y2="23.5cm">
          <text:p/>
        </draw:line>
        <draw:line draw:style-name="gr2" draw:text-style-name="P1" draw:layer="layout" svg:x1="4cm" svg:y1="23.3cm" svg:x2="4.3cm" svg:y2="23.3cm">
          <text:p/>
        </draw:line>
        <draw:rect draw:style-name="gr23" draw:text-style-name="P1" draw:layer="layout" svg:width="1.7cm" svg:height="0.2cm" svg:x="2.7cm" svg:y="22.8cm">
          <text:p/>
        </draw:rect>
        <draw:line draw:style-name="gr21" draw:text-style-name="P1" xml:id="id43" draw:id="id43" draw:layer="layout" svg:x1="10.6cm" svg:y1="23.499cm" svg:x2="7.7cm" svg:y2="23.499cm">
          <text:p/>
        </draw:line>
        <draw:line draw:style-name="gr21" draw:text-style-name="P1" xml:id="id45" draw:id="id45" draw:layer="layout" svg:x1="10.6cm" svg:y1="24cm" svg:x2="7.7cm" svg:y2="24cm">
          <text:p/>
        </draw:line>
        <draw:line draw:style-name="gr21" draw:text-style-name="P1" xml:id="id47" draw:id="id47" draw:layer="layout" svg:x1="10.6cm" svg:y1="24.8cm" svg:x2="7.7cm" svg:y2="24.8cm">
          <text:p/>
        </draw:line>
        <draw:connector draw:style-name="gr22" draw:text-style-name="P1" draw:layer="layout" svg:x1="7.7cm" svg:y1="23.499cm" svg:x2="4.3cm" svg:y2="23.5cm" draw:start-shape="id43" draw:start-glue-point="3" draw:end-shape="id44" draw:end-glue-point="1" svg:d="M7700 23499h-1700v1h-1700">
          <text:p/>
        </draw:connector>
        <draw:connector draw:style-name="gr22" draw:text-style-name="P1" draw:layer="layout" svg:x1="7.7cm" svg:y1="24cm" svg:x2="4.3cm" svg:y2="25.2cm" draw:start-shape="id45" draw:start-glue-point="3" draw:end-shape="id46" draw:end-glue-point="1" svg:d="M7700 24000h-1700v1200h-1700">
          <text:p/>
        </draw:connector>
        <draw:connector draw:style-name="gr22" draw:text-style-name="P1" draw:layer="layout" draw:line-skew="0.649cm" svg:x1="7.7cm" svg:y1="24.8cm" svg:x2="4.3cm" svg:y2="26.9cm" draw:start-shape="id47" draw:start-glue-point="3" draw:end-shape="id48" draw:end-glue-point="1" svg:d="M7700 24800h-1051v2100h-2349">
          <text:p/>
        </draw:connector>
        <draw:rect draw:style-name="gr19" draw:text-style-name="P1" draw:layer="layout" svg:width="3.5cm" svg:height="3.9cm" svg:x="2.5cm" svg:y="18.5cm">
          <text:p/>
        </draw:rect>
        <draw:rect draw:style-name="gr24" draw:text-style-name="P1" draw:layer="layout" svg:width="3.5cm" svg:height="1.9cm" svg:x="2.5cm" svg:y="15.827cm">
          <text:p/>
        </draw:rect>
        <draw:line draw:style-name="gr22" draw:text-style-name="P1" draw:layer="layout" svg:x1="10.6cm" svg:y1="19.8cm" svg:x2="6cm" svg:y2="19.8cm">
          <text:p/>
        </draw:line>
        <draw:frame draw:style-name="gr32" draw:text-style-name="P4" draw:layer="layout" svg:width="3.6cm" svg:height="0.725cm" svg:x="5.979cm" svg:y="22.9cm">
          <draw:text-box>
            <text:p text:style-name="P4"><text:span text:style-name="T4">semctl()</text:span></text:p>
          </draw:text-box>
        </draw:frame>
        <draw:frame draw:style-name="gr27" draw:text-style-name="P4" draw:layer="layout" svg:width="3.6cm" svg:height="0.725cm" svg:x="6cm" svg:y="23.4cm">
          <draw:text-box>
            <text:p text:style-name="P4"><text:span text:style-name="T4">semctl()</text:span></text:p>
          </draw:text-box>
        </draw:frame>
        <draw:frame draw:style-name="gr33" draw:text-style-name="P4" draw:layer="layout" svg:width="3.6cm" svg:height="0.725cm" svg:x="6cm" svg:y="24.2cm">
          <draw:text-box>
            <text:p text:style-name="P4"><text:span text:style-name="T4">semctl()</text:span></text:p>
          </draw:text-box>
        </draw:frame>
        <draw:frame draw:style-name="gr26" draw:text-style-name="P4" draw:layer="layout" svg:width="3.6cm" svg:height="0.725cm" svg:x="12.7cm" svg:y="11.152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7cm" svg:y="12.875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7cm" svg:y="14.675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8cm" svg:y="16.275cm">
          <draw:text-box>
            <text:p text:style-name="P4"><text:span text:style-name="T4">unlink()</text:span></text:p>
          </draw:text-box>
        </draw:frame>
        <draw:frame draw:style-name="gr34" draw:text-style-name="P6" draw:layer="layout" svg:width="2.3cm" svg:height="0.725cm" svg:x="2.5cm" svg:y="25.775cm">
          <draw:text-box>
            <text:p text:style-name="P6"><text:span text:style-name="T5">semEtat</text:span></text:p>
          </draw:text-box>
        </draw:frame>
        <draw:frame draw:style-name="gr25" draw:text-style-name="P6" draw:layer="layout" svg:width="3.9cm" svg:height="1.199cm" svg:x="1.8cm" svg:y="22.401cm">
          <draw:text-box draw:corner-radius="1.6cm">
            <text:p text:style-name="P6"><text:span text:style-name="T5">semEntreeSortie</text:span></text:p>
          </draw:text-box>
        </draw:frame>
        <draw:frame draw:style-name="gr35" draw:text-style-name="P6" draw:layer="layout" svg:width="3.6cm" svg:height="0.725cm" svg:x="2.2cm" svg:y="24.075cm">
          <draw:text-box>
            <text:p text:style-name="P6"><text:span text:style-name="T5">semRequete</text:span></text:p>
          </draw:text-box>
        </draw:frame>
        <draw:frame draw:style-name="gr33" draw:text-style-name="P6" draw:layer="layout" svg:width="3.6cm" svg:height="0.725cm" svg:x="1.8cm" svg:y="17.775cm">
          <draw:text-box>
            <text:p text:style-name="P6"><text:span text:style-name="T5">memEtat</text:span></text:p>
          </draw:text-box>
        </draw:frame>
        <draw:frame draw:style-name="gr27" draw:text-style-name="P6" draw:layer="layout" svg:width="3.6cm" svg:height="0.725cm" svg:x="1.8cm" svg:y="15.027cm">
          <draw:text-box>
            <text:p text:style-name="P6"><text:span text:style-name="T5">memRequete</text:span></text:p>
          </draw:text-box>
        </draw:frame>
        <draw:line draw:style-name="gr2" draw:text-style-name="P1" draw:layer="layout" svg:x1="3.7cm" svg:y1="15.827cm" svg:x2="3.7cm" svg:y2="17.727cm">
          <text:p/>
        </draw:line>
        <draw:line draw:style-name="gr2" draw:text-style-name="P1" draw:layer="layout" svg:x1="4.9cm" svg:y1="15.827cm" svg:x2="4.9cm" svg:y2="17.727cm">
          <text:p/>
        </draw:line>
        <draw:line draw:style-name="gr2" draw:text-style-name="P1" draw:layer="layout" svg:x1="4.2cm" svg:y1="18.5cm" svg:x2="4.2cm" svg:y2="22.4cm">
          <text:p/>
        </draw:line>
        <draw:line draw:style-name="gr2" draw:text-style-name="P1" draw:layer="layout" svg:x1="2.5cm" svg:y1="20.5cm" svg:x2="6cm" svg:y2="20.5cm">
          <text:p/>
        </draw:line>
        <draw:line draw:style-name="gr2" draw:text-style-name="P1" draw:layer="layout" svg:x1="2.5cm" svg:y1="19.5cm" svg:x2="6cm" svg:y2="19.5cm">
          <text:p/>
        </draw:line>
        <draw:line draw:style-name="gr2" draw:text-style-name="P1" draw:layer="layout" svg:x1="2.5cm" svg:y1="21.4cm" svg:x2="6cm" svg:y2="21.4cm">
          <text:p/>
        </draw:line>
        <draw:frame draw:style-name="gr28" draw:text-style-name="P8" draw:layer="layout" svg:width="3.1cm" svg:height="0.962cm" svg:x="2.9cm" svg:y="18.6cm">
          <draw:text-box>
            <text:p text:style-name="P8">1<text:tab/> <text:s text:c="2"/>8</text:p>
          </draw:text-box>
        </draw:frame>
        <draw:frame draw:style-name="gr28" draw:text-style-name="P8" draw:layer="layout" svg:width="3.1cm" svg:height="0.962cm" svg:x="2.9cm" svg:y="19.5cm">
          <draw:text-box>
            <text:p text:style-name="P8">2<text:tab/> <text:s text:c="2"/>7</text:p>
          </draw:text-box>
        </draw:frame>
        <draw:frame draw:style-name="gr28" draw:text-style-name="P8" draw:layer="layout" svg:width="3.1cm" svg:height="0.962cm" svg:x="2.9cm" svg:y="20.438cm">
          <draw:text-box>
            <text:p text:style-name="P8">3<text:tab/> <text:s text:c="2"/>6</text:p>
          </draw:text-box>
        </draw:frame>
        <draw:frame draw:style-name="gr28" draw:text-style-name="P8" draw:layer="layout" svg:width="3.1cm" svg:height="0.962cm" svg:x="2.9cm" svg:y="21.4cm">
          <draw:text-box>
            <text:p text:style-name="P8">4<text:tab/> <text:s text:c="2"/>5</text:p>
          </draw:text-box>
        </draw:frame>
        <draw:frame draw:style-name="gr29" draw:text-style-name="P8" draw:layer="layout" svg:width="3.7cm" svg:height="1.673cm" svg:x="2.6cm" svg:y="16.227cm">
          <draw:text-box>
            <text:p text:style-name="P8">1<text:tab/>2<text:tab/>3</text:p>
          </draw:text-box>
        </draw:frame>
        <draw:frame draw:style-name="gr26" draw:text-style-name="P4" draw:layer="layout" svg:width="3.6cm" svg:height="0.725cm" svg:x="6.3cm" svg:y="16.5cm">
          <draw:text-box>
            <text:p text:style-name="P4"><text:span text:style-name="T4">shmctl()</text:span></text:p>
          </draw:text-box>
        </draw:frame>
        <draw:frame draw:style-name="gr3" draw:text-style-name="P8" draw:layer="layout" svg:width="5.785cm" svg:height="0.962cm" svg:x="2.802cm" svg:y="1.701cm">
          <draw:text-box>
            <text:p text:style-name="P8"><text:span text:style-name="T1">Mere</text:span> : Destruction</text:p>
          </draw:text-box>
        </draw:frame>
        <draw:frame draw:style-name="gr3" draw:text-style-name="P9" draw:layer="layout" svg:width="5.785cm" svg:height="0.962cm" svg:x="10.7cm" svg:y="4.238cm">
          <draw:text-box>
            <text:p text:style-name="P9"><text:span text:style-name="T7">Mere</text:span></text:p>
          </draw:text-box>
        </draw:frame>
        <draw:circle draw:style-name="gr30" draw:text-style-name="P2" draw:layer="layout" svg:width="0.7cm" svg:height="0.7cm" svg:x="5.3cm" svg:y="23.1cm">
          <text:p text:style-name="P10"><text:span text:style-name="T2">X</text:span></text:p>
        </draw:circle>
        <draw:circle draw:style-name="gr30" draw:text-style-name="P2" draw:layer="layout" svg:width="0.7cm" svg:height="0.7cm" svg:x="5cm" svg:y="24.8cm">
          <text:p text:style-name="P10"><text:span text:style-name="T2">X</text:span></text:p>
        </draw:circle>
        <draw:circle draw:style-name="gr30" draw:text-style-name="P2" draw:layer="layout" svg:width="0.7cm" svg:height="0.7cm" svg:x="5.5cm" svg:y="26.5cm">
          <text:p text:style-name="P10"><text:span text:style-name="T2">X</text:span></text:p>
        </draw:circle>
        <draw:circle draw:style-name="gr30" draw:text-style-name="P2" draw:layer="layout" svg:width="0.7cm" svg:height="0.7cm" svg:x="14.2cm" svg:y="16.7cm">
          <text:p text:style-name="P10"><text:span text:style-name="T2">X</text:span></text:p>
        </draw:circle>
        <draw:circle draw:style-name="gr30" draw:text-style-name="P2" draw:layer="layout" svg:width="0.7cm" svg:height="0.7cm" svg:x="14.2cm" svg:y="15.1cm">
          <text:p text:style-name="P10"><text:span text:style-name="T2">X</text:span></text:p>
        </draw:circle>
        <draw:circle draw:style-name="gr30" draw:text-style-name="P2" draw:layer="layout" svg:width="0.7cm" svg:height="0.7cm" svg:x="14.2cm" svg:y="13.3cm">
          <text:p text:style-name="P10"><text:span text:style-name="T2">X</text:span></text:p>
        </draw:circle>
        <draw:circle draw:style-name="gr30" draw:text-style-name="P2" draw:layer="layout" svg:width="0.7cm" svg:height="0.7cm" svg:x="14.2cm" svg:y="11.6cm">
          <text:p text:style-name="P10"><text:span text:style-name="T2">X</text:span></text:p>
        </draw:circle>
        <draw:line draw:style-name="gr22" draw:text-style-name="P1" draw:layer="layout" svg:x1="10.6cm" svg:y1="17.5cm" svg:x2="6cm" svg:y2="17.5cm">
          <text:p/>
        </draw:line>
        <draw:circle draw:style-name="gr30" draw:text-style-name="P2" draw:layer="layout" svg:width="0.7cm" svg:height="0.7cm" svg:x="8cm" svg:y="19.5cm">
          <text:p text:style-name="P10"><text:span text:style-name="T2">X</text:span></text:p>
        </draw:circle>
        <draw:circle draw:style-name="gr30" draw:text-style-name="P2" draw:layer="layout" svg:width="0.7cm" svg:height="0.7cm" svg:x="7.8cm" svg:y="17.1cm">
          <text:p text:style-name="P10"><text:span text:style-name="T2">X</text:span></text:p>
        </draw:circle>
        <draw:frame draw:style-name="gr26" draw:text-style-name="P4" draw:layer="layout" svg:width="3.6cm" svg:height="0.725cm" svg:x="6.5cm" svg:y="18.975cm">
          <draw:text-box>
            <text:p text:style-name="P4"><text:span text:style-name="T4">shmctl()</text:span></text:p>
          </draw:text-box>
        </draw:frame>
        <draw:frame draw:style-name="gr27" draw:text-style-name="P6" draw:layer="layout" svg:width="3.6cm" svg:height="0.725cm" svg:x="14.8cm" svg:y="12.475cm">
          <draw:text-box>
            <text:p text:style-name="P6"><text:span text:style-name="T5">canalBPP</text:span></text:p>
          </draw:text-box>
        </draw:frame>
        <draw:frame draw:style-name="gr27" draw:text-style-name="P6" draw:layer="layout" svg:width="3.6cm" svg:height="0.725cm" svg:x="14.9cm" svg:y="14.275cm">
          <draw:text-box>
            <text:p text:style-name="P6"><text:span text:style-name="T5">canalBPA</text:span></text:p>
          </draw:text-box>
        </draw:frame>
        <draw:frame draw:style-name="gr27" draw:text-style-name="P6" draw:layer="layout" svg:width="3.6cm" svg:height="0.725cm" svg:x="15cm" svg:y="16.1cm">
          <draw:text-box>
            <text:p text:style-name="P6"><text:span text:style-name="T5">canalGB</text:span></text:p>
          </draw:text-box>
        </draw:frame>
        <draw:frame draw:style-name="gr27" draw:text-style-name="P6" draw:layer="layout" svg:width="3.6cm" svg:height="0.725cm" svg:x="15.1cm" svg:y="17.7cm">
          <draw:text-box>
            <text:p text:style-name="P6"><text:span text:style-name="T5">canalSortie</text:span></text:p>
          </draw:text-box>
        </draw:frame>
        <draw:ellipse draw:style-name="gr24" draw:text-style-name="P1" draw:layer="layout" svg:width="0.9cm" svg:height="2.4cm" svg:x="4.2cm" svg:y="4.4cm">
          <text:p/>
        </draw:ellipse>
        <draw:line draw:style-name="gr2" draw:text-style-name="P1" draw:layer="layout" svg:x1="4.6cm" svg:y1="4.8cm" svg:x2="4.6cm" svg:y2="6.4cm">
          <text:p/>
        </draw:line>
        <draw:line draw:style-name="gr2" draw:text-style-name="P1" draw:layer="layout" svg:x1="4.4cm" svg:y1="5cm" svg:x2="4.8cm" svg:y2="5cm">
          <text:p/>
        </draw:line>
        <draw:line draw:style-name="gr2" draw:text-style-name="P1" draw:layer="layout" svg:x1="10.6cm" svg:y1="6cm" svg:x2="12.5cm" svg:y2="6cm">
          <text:p/>
        </draw:line>
        <draw:line draw:style-name="gr22" draw:text-style-name="P1" xml:id="id49" draw:id="id49" draw:layer="layout" svg:x1="12.5cm" svg:y1="6cm" svg:x2="12.5cm" svg:y2="6.6cm">
          <text:p/>
        </draw:line>
        <draw:line draw:style-name="gr2" draw:text-style-name="P1" xml:id="id50" draw:id="id50" draw:layer="layout" svg:x1="11.6cm" svg:y1="6.8cm" svg:x2="12.1cm" svg:y2="6.8cm">
          <text:p/>
        </draw:line>
        <draw:connector draw:style-name="gr6" draw:text-style-name="P1" draw:layer="layout" draw:line-skew="-0.501cm" svg:x1="12.5cm" svg:y1="6.6cm" svg:x2="12.1cm" svg:y2="6.8cm" draw:start-shape="id49" draw:start-glue-point="2" draw:end-shape="id50" draw:end-glue-point="1" svg:d="M12500 6600v200h-400">
          <text:p/>
        </draw:connector>
        <draw:line draw:style-name="gr2" draw:text-style-name="P1" draw:layer="layout" svg:x1="10.6cm" svg:y1="8.555cm" svg:x2="12.5cm" svg:y2="8.555cm">
          <text:p/>
        </draw:line>
        <draw:line draw:style-name="gr22" draw:text-style-name="P1" xml:id="id51" draw:id="id51" draw:layer="layout" svg:x1="12.5cm" svg:y1="8.6cm" svg:x2="12.5cm" svg:y2="9.2cm">
          <text:p/>
        </draw:line>
        <draw:line draw:style-name="gr2" draw:text-style-name="P1" xml:id="id52" draw:id="id52" draw:layer="layout" svg:x1="12cm" svg:y1="9.3cm" svg:x2="12.155cm" svg:y2="9.3cm">
          <text:p/>
        </draw:line>
        <draw:connector draw:style-name="gr6" draw:text-style-name="P1" draw:layer="layout" draw:line-skew="-0.501cm" svg:x1="12.5cm" svg:y1="9.2cm" svg:x2="12.155cm" svg:y2="9.3cm" draw:start-shape="id51" draw:start-glue-point="2" draw:end-shape="id52" draw:end-glue-point="1" svg:d="M12500 9200v100h-345">
          <text:p/>
        </draw:connector>
        <draw:line draw:style-name="gr2" draw:text-style-name="P1" draw:layer="layout" svg:x1="10.6cm" svg:y1="10.4cm" svg:x2="12.5cm" svg:y2="10.4cm">
          <text:p/>
        </draw:line>
        <draw:line draw:style-name="gr22" draw:text-style-name="P1" xml:id="id53" draw:id="id53" draw:layer="layout" svg:x1="12.5cm" svg:y1="10.4cm" svg:x2="12.5cm" svg:y2="11cm">
          <text:p/>
        </draw:line>
        <draw:line draw:style-name="gr2" draw:text-style-name="P1" xml:id="id54" draw:id="id54" draw:layer="layout" svg:x1="12.2cm" svg:y1="11.2cm" svg:x2="12.4cm" svg:y2="11.2cm">
          <text:p/>
        </draw:line>
        <draw:connector draw:style-name="gr6" draw:text-style-name="P1" draw:layer="layout" draw:line-skew="-0.501cm" svg:x1="12.5cm" svg:y1="11cm" svg:x2="12.4cm" svg:y2="11.2cm" draw:start-shape="id53" draw:start-glue-point="2" draw:end-shape="id54" draw:end-glue-point="1" svg:d="M12500 11000v200h-100">
          <text:p/>
        </draw:connector>
        <draw:line draw:style-name="gr2" draw:text-style-name="P1" draw:layer="layout" svg:x1="10.6cm" svg:y1="7.6cm" svg:x2="8.4cm" svg:y2="7.6cm">
          <text:p/>
        </draw:line>
        <draw:line draw:style-name="gr22" draw:text-style-name="P1" xml:id="id55" draw:id="id55" draw:layer="layout" svg:x1="8.4cm" svg:y1="7.6cm" svg:x2="8.4cm" svg:y2="8.2cm">
          <text:p/>
        </draw:line>
        <draw:line draw:style-name="gr2" draw:text-style-name="P1" xml:id="id56" draw:id="id56" draw:layer="layout" svg:x1="9.3cm" svg:y1="8.3cm" svg:x2="8.8cm" svg:y2="8.3cm">
          <text:p/>
        </draw:line>
        <draw:connector draw:style-name="gr6" draw:text-style-name="P1" draw:layer="layout" draw:line-skew="-0.501cm" svg:x1="8.4cm" svg:y1="8.2cm" svg:x2="8.8cm" svg:y2="8.3cm" draw:start-shape="id55" draw:start-glue-point="2" draw:end-shape="id56" draw:end-glue-point="3" svg:d="M8400 8200v100h400">
          <text:p/>
        </draw:connector>
        <draw:line draw:style-name="gr2" draw:text-style-name="P1" draw:layer="layout" svg:x1="10.6cm" svg:y1="9.4cm" svg:x2="8.4cm" svg:y2="9.4cm">
          <text:p/>
        </draw:line>
        <draw:line draw:style-name="gr22" draw:text-style-name="P1" xml:id="id57" draw:id="id57" draw:layer="layout" svg:x1="8.4cm" svg:y1="9.4cm" svg:x2="8.4cm" svg:y2="10cm">
          <text:p/>
        </draw:line>
        <draw:line draw:style-name="gr2" draw:text-style-name="P1" xml:id="id58" draw:id="id58" draw:layer="layout" svg:x1="9.1cm" svg:y1="10.2cm" svg:x2="8.6cm" svg:y2="10.2cm">
          <text:p/>
        </draw:line>
        <draw:connector draw:style-name="gr6" draw:text-style-name="P1" draw:layer="layout" draw:line-skew="-0.501cm" svg:x1="8.4cm" svg:y1="10cm" svg:x2="8.6cm" svg:y2="10.2cm" draw:start-shape="id57" draw:start-glue-point="2" draw:end-shape="id58" draw:end-glue-point="3" svg:d="M8400 10000v200h200">
          <text:p/>
        </draw:connector>
        <draw:line draw:style-name="gr2" draw:text-style-name="P1" draw:layer="layout" svg:x1="10.6cm" svg:y1="11.2cm" svg:x2="8.4cm" svg:y2="11.2cm">
          <text:p/>
        </draw:line>
        <draw:line draw:style-name="gr22" draw:text-style-name="P1" xml:id="id59" draw:id="id59" draw:layer="layout" svg:x1="8.4cm" svg:y1="11.2cm" svg:x2="8.4cm" svg:y2="11.8cm">
          <text:p/>
        </draw:line>
        <draw:line draw:style-name="gr2" draw:text-style-name="P1" xml:id="id60" draw:id="id60" draw:layer="layout" svg:x1="8.9cm" svg:y1="12cm" svg:x2="8.8cm" svg:y2="12cm">
          <text:p/>
        </draw:line>
        <draw:connector draw:style-name="gr36" draw:text-style-name="P1" draw:layer="layout" draw:line-skew="-0.501cm" svg:x1="8.4cm" svg:y1="11.8cm" svg:x2="8.8cm" svg:y2="12cm" draw:start-shape="id59" draw:start-glue-point="2" draw:end-shape="id60" draw:end-glue-point="3" svg:d="M8400 11800v200h400">
          <text:p/>
        </draw:connector>
        <draw:ellipse draw:style-name="gr24" draw:text-style-name="P1" draw:layer="layout" svg:width="0.9cm" svg:height="2.4cm" svg:x="2.8cm" svg:y="7.1cm">
          <text:p/>
        </draw:ellipse>
        <draw:line draw:style-name="gr2" draw:text-style-name="P1" draw:layer="layout" svg:x1="3.2cm" svg:y1="7.5cm" svg:x2="3.2cm" svg:y2="9.1cm">
          <text:p/>
        </draw:line>
        <draw:line draw:style-name="gr2" draw:text-style-name="P1" draw:layer="layout" svg:x1="3cm" svg:y1="7.7cm" svg:x2="3.4cm" svg:y2="7.7cm">
          <text:p/>
        </draw:line>
        <draw:ellipse draw:style-name="gr24" draw:text-style-name="P1" draw:layer="layout" svg:width="0.9cm" svg:height="2.4cm" svg:x="4.5cm" svg:y="10.3cm">
          <text:p/>
        </draw:ellipse>
        <draw:line draw:style-name="gr2" draw:text-style-name="P1" draw:layer="layout" svg:x1="4.9cm" svg:y1="10.7cm" svg:x2="4.9cm" svg:y2="12.3cm">
          <text:p/>
        </draw:line>
        <draw:line draw:style-name="gr2" draw:text-style-name="P1" draw:layer="layout" svg:x1="4.7cm" svg:y1="10.9cm" svg:x2="5.1cm" svg:y2="10.9cm">
          <text:p/>
        </draw:line>
        <draw:ellipse draw:style-name="gr24" draw:text-style-name="P1" draw:layer="layout" svg:width="0.9cm" svg:height="2.4cm" svg:x="15.6cm" svg:y="6.4cm">
          <text:p/>
        </draw:ellipse>
        <draw:line draw:style-name="gr2" draw:text-style-name="P1" draw:layer="layout" svg:x1="16cm" svg:y1="6.8cm" svg:x2="16cm" svg:y2="8.4cm">
          <text:p/>
        </draw:line>
        <draw:line draw:style-name="gr2" draw:text-style-name="P1" draw:layer="layout" svg:x1="15.8cm" svg:y1="7cm" svg:x2="16.2cm" svg:y2="7cm">
          <text:p/>
        </draw:line>
        <draw:ellipse draw:style-name="gr24" draw:text-style-name="P1" draw:layer="layout" svg:width="0.9cm" svg:height="2.4cm" svg:x="15.2cm" svg:y="9cm">
          <text:p/>
        </draw:ellipse>
        <draw:line draw:style-name="gr2" draw:text-style-name="P1" draw:layer="layout" svg:x1="15.6cm" svg:y1="9.4cm" svg:x2="15.6cm" svg:y2="11cm">
          <text:p/>
        </draw:line>
        <draw:line draw:style-name="gr2" draw:text-style-name="P1" draw:layer="layout" svg:x1="15.4cm" svg:y1="9.6cm" svg:x2="15.8cm" svg:y2="9.6cm">
          <text:p/>
        </draw:line>
        <draw:frame draw:style-name="gr26" draw:text-style-name="P4" draw:layer="layout" svg:width="3.6cm" svg:height="0.725cm" svg:x="11.2cm" svg:y="5.345cm">
          <draw:text-box>
            <text:p text:style-name="P4"><text:span text:style-name="T4">waitpid</text:span></text:p>
          </draw:text-box>
        </draw:frame>
        <draw:frame draw:style-name="gr26" draw:text-style-name="P4" draw:layer="layout" svg:width="3.6cm" svg:height="0.725cm" svg:x="7.5cm" svg:y="6.9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11.9cm" svg:y="9.8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11.7cm" svg:y="7.9cm">
          <draw:text-box>
            <text:p text:style-name="P4"><text:span text:style-name="T4">waitpid()</text:span></text:p>
          </draw:text-box>
        </draw:frame>
        <draw:frame draw:style-name="gr37" draw:text-style-name="P4" draw:layer="layout" svg:width="3.6cm" svg:height="0.725cm" svg:x="7.3cm" svg:y="8.8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7.3cm" svg:y="10.575cm">
          <draw:text-box>
            <text:p text:style-name="P4"><text:span text:style-name="T4">waitpid()</text:span></text:p>
          </draw:text-box>
        </draw:frame>
        <draw:line draw:style-name="gr22" draw:text-style-name="P1" draw:layer="layout" svg:x1="10.6cm" svg:y1="6.2cm" svg:x2="5.1cm" svg:y2="6.2cm">
          <text:p/>
        </draw:line>
        <draw:line draw:style-name="gr22" draw:text-style-name="P1" draw:layer="layout" svg:x1="10.6cm" svg:y1="8.8cm" svg:x2="3.7cm" svg:y2="8.8cm">
          <text:p/>
        </draw:line>
        <draw:line draw:style-name="gr22" draw:text-style-name="P1" draw:layer="layout" svg:x1="10.6cm" svg:y1="7.8cm" svg:x2="15.6cm" svg:y2="7.8cm">
          <text:p/>
        </draw:line>
        <draw:line draw:style-name="gr22" draw:text-style-name="P1" draw:layer="layout" svg:x1="10.6cm" svg:y1="9.6cm" svg:x2="15.3cm" svg:y2="9.6cm">
          <text:p/>
        </draw:line>
        <draw:line draw:style-name="gr22" draw:text-style-name="P1" draw:layer="layout" svg:x1="10.6cm" svg:y1="10.6cm" svg:x2="5.2cm" svg:y2="10.6cm">
          <text:p/>
        </draw:line>
        <draw:frame draw:style-name="gr25" draw:text-style-name="P4" draw:layer="layout" svg:width="1.4cm" svg:height="1.199cm" svg:x="5.4cm" svg:y="5.5cm">
          <draw:text-box>
            <text:p text:style-name="P4"><text:span text:style-name="T4">kill()</text:span></text:p>
          </draw:text-box>
        </draw:frame>
        <draw:frame draw:style-name="gr25" draw:text-style-name="P4" draw:layer="layout" svg:width="1.4cm" svg:height="1.199cm" svg:x="14cm" svg:y="7.075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1.6cm" svg:height="0.725cm" svg:x="4.1cm" svg:y="8.175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1.5cm" svg:height="0.725cm" svg:x="13.9cm" svg:y="8.9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2.1cm" svg:height="0.725cm" svg:x="5.5cm" svg:y="9.9cm">
          <draw:text-box>
            <text:p text:style-name="P4"><text:span text:style-name="T4">kill()</text:span></text:p>
          </draw:text-box>
        </draw:frame>
        <draw:line draw:style-name="gr2" draw:text-style-name="P1" draw:layer="layout" svg:x1="12.8cm" svg:y1="9.399cm" svg:x2="13.7cm" svg:y2="9.399cm">
          <text:p/>
        </draw:line>
        <draw:line draw:style-name="gr38" draw:text-style-name="P1" draw:layer="layout" svg:x1="12.8cm" svg:y1="9.899cm" svg:x2="13.7cm" svg:y2="9.899cm">
          <text:p/>
        </draw:line>
        <draw:line draw:style-name="gr2" draw:text-style-name="P1" draw:layer="layout" svg:x1="13.7cm" svg:y1="9.399cm" svg:x2="12.8cm" svg:y2="9.899cm">
          <text:p/>
        </draw:line>
        <draw:frame draw:style-name="gr39" draw:text-style-name="P11" draw:layer="layout" svg:width="1.8cm" svg:height="0.569cm" svg:x="12.5cm" svg:y="8.9cm">
          <draw:text-box>
            <text:p text:style-name="P11"><text:span text:style-name="T8">SIGUSR2</text:span></text:p>
          </draw:text-box>
        </draw:frame>
        <draw:line draw:style-name="gr2" draw:text-style-name="P1" draw:layer="layout" svg:x1="7.1cm" svg:y1="5.999cm" svg:x2="8cm" svg:y2="5.999cm">
          <text:p/>
        </draw:line>
        <draw:line draw:style-name="gr38" draw:text-style-name="P1" draw:layer="layout" svg:x1="7.1cm" svg:y1="6.499cm" svg:x2="8cm" svg:y2="6.499cm">
          <text:p/>
        </draw:line>
        <draw:line draw:style-name="gr2" draw:text-style-name="P1" draw:layer="layout" svg:x1="8cm" svg:y1="5.999cm" svg:x2="7.1cm" svg:y2="6.499cm">
          <text:p/>
        </draw:line>
        <draw:frame draw:style-name="gr39" draw:text-style-name="P11" draw:layer="layout" svg:width="1.8cm" svg:height="0.569cm" svg:x="6.8cm" svg:y="5.5cm">
          <draw:text-box>
            <text:p text:style-name="P11"><text:span text:style-name="T8">SIGUSR2</text:span></text:p>
          </draw:text-box>
        </draw:frame>
        <draw:line draw:style-name="gr2" draw:text-style-name="P1" draw:layer="layout" svg:x1="12.5cm" svg:y1="7.499cm" svg:x2="13.4cm" svg:y2="7.499cm">
          <text:p/>
        </draw:line>
        <draw:line draw:style-name="gr38" draw:text-style-name="P1" draw:layer="layout" svg:x1="12.5cm" svg:y1="7.999cm" svg:x2="13.4cm" svg:y2="7.999cm">
          <text:p/>
        </draw:line>
        <draw:line draw:style-name="gr2" draw:text-style-name="P1" draw:layer="layout" svg:x1="13.4cm" svg:y1="7.499cm" svg:x2="12.5cm" svg:y2="7.999cm">
          <text:p/>
        </draw:line>
        <draw:frame draw:style-name="gr39" draw:text-style-name="P11" draw:layer="layout" svg:width="1.8cm" svg:height="0.569cm" svg:x="12.2cm" svg:y="7cm">
          <draw:text-box>
            <text:p text:style-name="P11"><text:span text:style-name="T8">SIGUSR2</text:span></text:p>
          </draw:text-box>
        </draw:frame>
        <draw:line draw:style-name="gr2" draw:text-style-name="P1" draw:layer="layout" svg:x1="6cm" svg:y1="8.599cm" svg:x2="6.9cm" svg:y2="8.599cm">
          <text:p/>
        </draw:line>
        <draw:line draw:style-name="gr38" draw:text-style-name="P1" draw:layer="layout" svg:x1="6cm" svg:y1="9.099cm" svg:x2="6.9cm" svg:y2="9.099cm">
          <text:p/>
        </draw:line>
        <draw:line draw:style-name="gr2" draw:text-style-name="P1" draw:layer="layout" svg:x1="6.9cm" svg:y1="8.599cm" svg:x2="6cm" svg:y2="9.099cm">
          <text:p/>
        </draw:line>
        <draw:frame draw:style-name="gr39" draw:text-style-name="P11" draw:layer="layout" svg:width="1.8cm" svg:height="0.569cm" svg:x="5.7cm" svg:y="8.1cm">
          <draw:text-box>
            <text:p text:style-name="P11"><text:span text:style-name="T8">SIGUSR2</text:span></text:p>
          </draw:text-box>
        </draw:frame>
        <draw:line draw:style-name="gr2" draw:text-style-name="P1" draw:layer="layout" svg:x1="6.6cm" svg:y1="10.4cm" svg:x2="7.5cm" svg:y2="10.4cm">
          <text:p/>
        </draw:line>
        <draw:line draw:style-name="gr38" draw:text-style-name="P1" draw:layer="layout" svg:x1="6.6cm" svg:y1="10.9cm" svg:x2="7.5cm" svg:y2="10.9cm">
          <text:p/>
        </draw:line>
        <draw:line draw:style-name="gr2" draw:text-style-name="P1" draw:layer="layout" svg:x1="7.5cm" svg:y1="10.4cm" svg:x2="6.6cm" svg:y2="10.9cm">
          <text:p/>
        </draw:line>
        <draw:frame draw:style-name="gr39" draw:text-style-name="P11" draw:layer="layout" svg:width="1.8cm" svg:height="0.569cm" svg:x="6.3cm" svg:y="9.901cm">
          <draw:text-box>
            <text:p text:style-name="P11"><text:span text:style-name="T8">SIGUSR2</text:span></text:p>
          </draw:text-box>
        </draw:frame>
        <draw:frame draw:style-name="gr27" draw:text-style-name="P6" draw:layer="layout" svg:width="3.6cm" svg:height="0.725cm" svg:x="4.7cm" svg:y="3.975cm">
          <draw:text-box>
            <text:p text:style-name="P6"><text:span text:style-name="T5">Sortie</text:span></text:p>
          </draw:text-box>
        </draw:frame>
        <draw:frame draw:style-name="gr27" draw:text-style-name="P6" draw:layer="layout" svg:width="3.6cm" svg:height="0.725cm" svg:x="3.4cm" svg:y="6.775cm">
          <draw:text-box>
            <text:p text:style-name="P6"><text:span text:style-name="T5">EntreeBPP</text:span></text:p>
          </draw:text-box>
        </draw:frame>
        <draw:frame draw:style-name="gr27" draw:text-style-name="P6" draw:layer="layout" svg:width="3.6cm" svg:height="0.725cm" svg:x="15.8cm" svg:y="8.775cm">
          <draw:text-box>
            <text:p text:style-name="P6"><text:span text:style-name="T5">EntreeBPA</text:span></text:p>
          </draw:text-box>
        </draw:frame>
        <draw:frame draw:style-name="gr28" draw:text-style-name="P6" draw:layer="layout" svg:width="3.6cm" svg:height="0.725cm" svg:x="16.1cm" svg:y="6cm">
          <draw:text-box>
            <text:p text:style-name="P6"><text:span text:style-name="T5">EntreeGB</text:span></text:p>
          </draw:text-box>
        </draw:frame>
        <draw:frame draw:style-name="gr27" draw:text-style-name="P6" draw:layer="layout" svg:width="3.6cm" svg:height="0.725cm" svg:x="3cm" svg:y="10cm">
          <draw:text-box>
            <text:p text:style-name="P6"><text:span text:style-name="T5">Heure</text:span></text:p>
          </draw:text-box>
        </draw:frame>
        <draw:rect draw:style-name="gr24" draw:text-style-name="P1" draw:layer="layout" svg:width="1.1cm" svg:height="1.9cm" svg:x="13.3cm" svg:y="24.9cm">
          <text:p/>
        </draw:rect>
        <draw:line draw:style-name="gr2" draw:text-style-name="P1" draw:layer="layout" svg:x1="13.8cm" svg:y1="25.2cm" svg:x2="13.8cm" svg:y2="26.4cm">
          <text:p/>
        </draw:line>
        <draw:line draw:style-name="gr2" draw:text-style-name="P1" draw:layer="layout" svg:x1="13.8cm" svg:y1="25.2cm" svg:x2="10.6cm" svg:y2="25.2cm">
          <text:p/>
        </draw:line>
        <draw:frame draw:style-name="gr25" draw:text-style-name="P6" draw:layer="layout" svg:width="4.6cm" svg:height="1.199cm" svg:x="12.2cm" svg:y="24.1cm">
          <draw:text-box>
            <text:p text:style-name="P6"><text:span text:style-name="T5">TerminerApplication</text:span></text:p>
          </draw:text-box>
        </draw:frame>
        <draw:line draw:style-name="gr2" draw:text-style-name="P1" draw:layer="layout" svg:x1="10.6cm" svg:y1="25.9cm" svg:x2="12.2cm" svg:y2="25.9cm">
          <text:p/>
        </draw:line>
        <draw:line draw:style-name="gr2" draw:text-style-name="P1" draw:layer="layout" svg:x1="12.2cm" svg:y1="25.9cm" svg:x2="12.2cm" svg:y2="27cm">
          <text:p/>
        </draw:line>
        <draw:line draw:style-name="gr2" draw:text-style-name="P1" draw:layer="layout" svg:x1="12.2cm" svg:y1="27cm" svg:x2="10.9cm" svg:y2="27cm">
          <text:p/>
        </draw:line>
        <draw:circle draw:style-name="gr30" draw:text-style-name="P2" draw:layer="layout" svg:width="0.7cm" svg:height="0.7cm" svg:x="11.9cm" svg:y="26.1cm">
          <text:p text:style-name="P10"><text:span text:style-name="T2">X</text:span></text:p>
        </draw:circle>
        <draw:frame draw:style-name="gr32" draw:text-style-name="P4" draw:layer="layout" svg:width="3.6cm" svg:height="0.725cm" svg:x="11.6cm" svg:y="25.2cm">
          <draw:text-box>
            <text:p text:style-name="P4"><text:span text:style-name="T4">exit()</text:span></text:p>
          </draw:text-box>
        </draw:frame>
        <draw:line draw:style-name="gr2" draw:text-style-name="P1" draw:layer="layout" svg:x1="4.6cm" svg:y1="6.1cm" svg:x2="3.8cm" svg:y2="6.1cm">
          <text:p/>
        </draw:line>
        <draw:line draw:style-name="gr2" draw:text-style-name="P1" draw:layer="layout" svg:x1="3.8cm" svg:y1="6.1cm" svg:x2="3.8cm" svg:y2="6.6cm">
          <text:p/>
        </draw:line>
        <draw:line draw:style-name="gr2" draw:text-style-name="P1" draw:layer="layout" svg:x1="3.8cm" svg:y1="6.6cm" svg:x2="4.4cm" svg:y2="6.6cm">
          <text:p/>
        </draw:line>
        <draw:circle draw:style-name="gr30" draw:text-style-name="P12" draw:layer="layout" svg:width="0.3cm" svg:height="0.3cm" svg:x="3.6cm" svg:y="6.2cm">
          <text:p text:style-name="P12"><text:span text:style-name="T9">X</text:span></text:p>
        </draw:circle>
        <draw:line draw:style-name="gr2" draw:text-style-name="P1" draw:layer="layout" svg:x1="3.2cm" svg:y1="8.8cm" svg:x2="2.4cm" svg:y2="8.8cm">
          <text:p/>
        </draw:line>
        <draw:line draw:style-name="gr2" draw:text-style-name="P1" draw:layer="layout" svg:x1="2.4cm" svg:y1="8.8cm" svg:x2="2.4cm" svg:y2="9.3cm">
          <text:p/>
        </draw:line>
        <draw:line draw:style-name="gr2" draw:text-style-name="P1" draw:layer="layout" svg:x1="2.4cm" svg:y1="9.3cm" svg:x2="3cm" svg:y2="9.3cm">
          <text:p/>
        </draw:line>
        <draw:circle draw:style-name="gr30" draw:text-style-name="P12" draw:layer="layout" svg:width="0.3cm" svg:height="0.3cm" svg:x="2.2cm" svg:y="8.9cm">
          <text:p text:style-name="P12"><text:span text:style-name="T9">X</text:span></text:p>
        </draw:circle>
        <draw:line draw:style-name="gr2" draw:text-style-name="P1" draw:layer="layout" svg:x1="4.9cm" svg:y1="12cm" svg:x2="4.1cm" svg:y2="12cm">
          <text:p/>
        </draw:line>
        <draw:line draw:style-name="gr2" draw:text-style-name="P1" draw:layer="layout" svg:x1="4.1cm" svg:y1="12cm" svg:x2="4.1cm" svg:y2="12.5cm">
          <text:p/>
        </draw:line>
        <draw:line draw:style-name="gr2" draw:text-style-name="P1" draw:layer="layout" svg:x1="4.1cm" svg:y1="12.5cm" svg:x2="4.7cm" svg:y2="12.5cm">
          <text:p/>
        </draw:line>
        <draw:circle draw:style-name="gr30" draw:text-style-name="P12" draw:layer="layout" svg:width="0.3cm" svg:height="0.3cm" svg:x="3.9cm" svg:y="12.1cm">
          <text:p text:style-name="P12"><text:span text:style-name="T9">X</text:span></text:p>
        </draw:circle>
        <draw:line draw:style-name="gr2" draw:text-style-name="P1" draw:layer="layout" svg:x1="16.8cm" svg:y1="8.2cm" svg:x2="16cm" svg:y2="8.2cm">
          <text:p/>
        </draw:line>
        <draw:line draw:style-name="gr2" draw:text-style-name="P1" draw:layer="layout" svg:x1="16.8cm" svg:y1="8.2cm" svg:x2="16.8cm" svg:y2="8.7cm">
          <text:p/>
        </draw:line>
        <draw:line draw:style-name="gr2" draw:text-style-name="P1" draw:layer="layout" svg:x1="16.2cm" svg:y1="8.7cm" svg:x2="16.8cm" svg:y2="8.7cm">
          <text:p/>
        </draw:line>
        <draw:circle draw:style-name="gr30" draw:text-style-name="P12" draw:layer="layout" svg:width="0.3cm" svg:height="0.3cm" svg:x="16.6cm" svg:y="8.3cm">
          <text:p text:style-name="P12"><text:span text:style-name="T9">X</text:span></text:p>
        </draw:circle>
        <draw:line draw:style-name="gr2" draw:text-style-name="P1" draw:layer="layout" svg:x1="16.4cm" svg:y1="10.8cm" svg:x2="15.6cm" svg:y2="10.8cm">
          <text:p/>
        </draw:line>
        <draw:line draw:style-name="gr2" draw:text-style-name="P1" draw:layer="layout" svg:x1="16.4cm" svg:y1="10.8cm" svg:x2="16.4cm" svg:y2="11.3cm">
          <text:p/>
        </draw:line>
        <draw:line draw:style-name="gr2" draw:text-style-name="P1" draw:layer="layout" svg:x1="15.8cm" svg:y1="11.3cm" svg:x2="16.4cm" svg:y2="11.3cm">
          <text:p/>
        </draw:line>
        <draw:circle draw:style-name="gr30" draw:text-style-name="P12" draw:layer="layout" svg:width="0.3cm" svg:height="0.3cm" svg:x="16.2cm" svg:y="10.9cm">
          <text:p text:style-name="P12"><text:span text:style-name="T9">X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ce </meta:initial-creator>
    <meta:creation-date>2016-04-07T10:23:58.149894747</meta:creation-date>
    <dc:date>2016-04-07T22:50:34</dc:date>
    <dc:creator>Nicolas Sorin</dc:creator>
    <meta:editing-duration>PT3H24M51S</meta:editing-duration>
    <meta:editing-cycles>72</meta:editing-cycles>
    <meta:generator>OpenOffice/4.1.1$Unix OpenOffice.org_project/411m6$Build-9775</meta:generator>
    <meta:document-statistic meta:object-count="381"/>
  </office:meta>
</office:document-meta>
</file>